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imSun, 宋体" svg:font-family="SimSun, 宋体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/>
    </style:style>
    <style:style style:name="P2" style:parent-style-name="Standard" style:family="paragraph">
      <style:text-properties style:font-name="Arial" style:font-name-complex="Arial" fo:font-weight="bold" style:font-weight-asian="bold"/>
    </style:style>
    <style:style style:name="P3" style:parent-style-name="Standard" style:family="paragraph">
      <style:text-properties style:font-name="Arial" style:font-name-complex="Arial" fo:font-weight="bold" style:font-weight-asian="bold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T6" style:parent-style-name="Absatz-Standardschriftart" style:family="text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/>
    </style:style>
    <style:style style:name="T8" style:parent-style-name="Absatz-Standardschriftart" style:family="text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T10" style:parent-style-name="Absatz-Standardschriftart" style:family="text">
      <style:text-properties style:font-name="Arial" style:font-name-complex="Arial"/>
    </style:style>
    <style:style style:name="T11" style:parent-style-name="Absatz-Standardschriftart" style:family="text">
      <style:text-properties style:font-name="Arial" style:font-name-complex="Arial"/>
    </style:style>
    <style:style style:name="T12" style:parent-style-name="Absatz-Standardschriftart" style:family="text">
      <style:text-properties style:font-name="Arial" style:font-name-complex="Arial"/>
    </style:style>
    <style:style style:name="P13" style:parent-style-name="Standard" style:family="paragraph">
      <style:text-properties style:font-name="Arial" style:font-name-complex="Arial"/>
    </style:style>
    <style:style style:name="P14" style:parent-style-name="Standard" style:family="paragraph">
      <style:text-properties style:font-name="Arial" style:font-name-complex="Arial"/>
    </style:style>
    <style:style style:name="P15" style:parent-style-name="Standard" style:family="paragraph"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/>
    </style:style>
    <style:style style:name="P20" style:parent-style-name="Standard" style:family="paragraph">
      <style:text-properties style:font-name="Arial" style:font-name-complex="Arial"/>
    </style:style>
    <style:style style:name="T21" style:parent-style-name="Absatz-Standardschriftart" style:family="text">
      <style:text-properties style:font-name="Arial" style:font-name-complex="Arial"/>
    </style:style>
    <style:style style:name="T22" style:parent-style-name="Absatz-Standardschriftart" style:family="text">
      <style:text-properties style:font-name="Arial" style:font-name-complex="Arial"/>
    </style:style>
    <style:style style:name="T23" style:parent-style-name="Absatz-Standardschriftart" style:family="text">
      <style:text-properties style:font-name="Arial" style:font-name-complex="Arial"/>
    </style:style>
    <style:style style:name="T24" style:parent-style-name="Absatz-Standardschriftart" style:family="text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T27" style:parent-style-name="Absatz-Standardschriftart" style:family="text">
      <style:text-properties style:font-name="Arial" style:font-name-complex="Arial"/>
    </style:style>
    <style:style style:name="T28" style:parent-style-name="Absatz-Standardschriftart" style:family="text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/>
    </style:style>
    <style:style style:name="P30" style:parent-style-name="Standard" style:family="paragraph">
      <style:text-properties style:font-name="Arial" style:font-name-complex="Arial"/>
    </style:style>
    <style:style style:name="P31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32" style:parent-style-name="Standard" style:family="paragraph">
      <style:text-properties style:font-name="Arial" style:font-name-complex="Arial" fo:font-weight="bold" style:font-weight-asian="bold"/>
    </style:style>
    <style:style style:name="P33" style:parent-style-name="Standard" style:family="paragraph">
      <style:text-properties style:font-name="Arial" style:font-name-complex="Arial"/>
    </style:style>
    <style:style style:name="T34" style:parent-style-name="Absatz-Standardschriftart" style:family="text">
      <style:text-properties style:font-name="Arial" style:font-name-complex="Arial"/>
    </style:style>
    <style:style style:name="T35" style:parent-style-name="Absatz-Standardschriftart" style:family="text">
      <style:text-properties style:font-name="Arial" style:font-name-complex="Arial"/>
    </style:style>
    <style:style style:name="T36" style:parent-style-name="Absatz-Standardschriftart" style:family="text">
      <style:text-properties style:font-name="Arial" style:font-name-complex="Arial"/>
    </style:style>
    <style:style style:name="T37" style:parent-style-name="Absatz-Standardschriftart" style:family="text">
      <style:text-properties style:font-name="Arial" style:font-name-complex="Arial"/>
    </style:style>
    <style:style style:name="T38" style:parent-style-name="Absatz-Standardschriftart" style:family="text">
      <style:text-properties style:font-name="Arial" style:font-name-complex="Arial"/>
    </style:style>
    <style:style style:name="P39" style:parent-style-name="Standard" style:family="paragraph">
      <style:text-properties style:font-name="Arial" style:font-name-complex="Arial"/>
    </style:style>
    <style:style style:name="P40" style:parent-style-name="Standard" style:family="paragraph">
      <style:text-properties style:font-name="Arial" style:font-name-complex="Arial"/>
    </style:style>
    <style:style style:name="P41" style:parent-style-name="Standard" style:family="paragraph">
      <style:paragraph-properties fo:margin-left="0.4923in" fo:text-indent="-0.4923in">
        <style:tab-stops/>
      </style:paragraph-properties>
      <style:text-properties style:font-name="Arial" style:font-name-complex="Arial"/>
    </style:style>
    <style:style style:name="P42" style:parent-style-name="Standard" style:family="paragraph">
      <style:paragraph-properties fo:text-indent="0.4916in"/>
      <style:text-properties style:font-name="Arial" style:font-name-complex="Arial"/>
    </style:style>
    <style:style style:name="P43" style:parent-style-name="Standard" style:family="paragraph">
      <style:text-properties style:font-name="Arial" style:font-name-complex="Arial"/>
    </style:style>
    <style:style style:name="P44" style:parent-style-name="Standard" style:family="paragraph">
      <style:paragraph-properties fo:text-indent="0.4916in"/>
      <style:text-properties style:font-name="Arial" style:font-name-complex="Arial"/>
    </style:style>
    <style:style style:name="P45" style:parent-style-name="Standard" style:family="paragraph">
      <style:paragraph-properties fo:text-indent="0.4916in"/>
    </style:style>
    <style:style style:name="T46" style:parent-style-name="Absatz-Standardschriftart" style:family="text">
      <style:text-properties style:font-name="Arial" style:font-name-complex="Arial"/>
    </style:style>
    <style:style style:name="T47" style:parent-style-name="Absatz-Standardschriftart" style:family="text">
      <style:text-properties style:font-name="Arial" style:font-name-complex="Arial"/>
    </style:style>
    <style:style style:name="P48" style:parent-style-name="Standard" style:family="paragraph">
      <style:text-properties style:font-name="Arial" style:font-name-complex="Arial"/>
    </style:style>
    <style:style style:name="P49" style:parent-style-name="Standard" style:family="paragraph">
      <style:text-properties style:font-name="Arial" style:font-name-complex="Arial"/>
    </style:style>
    <style:style style:name="P50" style:parent-style-name="Standard" style:family="paragraph">
      <style:text-properties style:font-name="Arial" style:font-name-complex="Arial"/>
    </style:style>
    <style:style style:name="P51" style:parent-style-name="Standard" style:family="paragraph">
      <style:text-properties style:font-name="Arial" style:font-name-complex="Arial"/>
    </style:style>
    <style:style style:name="P52" style:parent-style-name="Standard" style:family="paragraph">
      <style:text-properties style:font-name="Arial" style:font-name-complex="Arial"/>
    </style:style>
    <style:style style:name="P53" style:parent-style-name="Standard" style:family="paragraph">
      <style:text-properties style:font-name="Arial" style:font-name-complex="Arial"/>
    </style:style>
    <style:style style:name="P54" style:parent-style-name="Standard" style:family="paragraph">
      <style:text-properties style:font-name="Arial" style:font-name-complex="Arial"/>
    </style:style>
    <style:style style:name="P55" style:parent-style-name="Standard" style:family="paragraph">
      <style:text-properties style:font-name="Arial" style:font-name-complex="Arial"/>
    </style:style>
    <style:style style:name="P56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57" style:parent-style-name="Standard" style:family="paragraph">
      <style:text-properties style:font-name="Arial" style:font-name-complex="Arial"/>
    </style:style>
    <style:style style:name="P58" style:parent-style-name="Standard" style:family="paragraph">
      <style:text-properties style:font-name="Arial" style:font-name-complex="Arial"/>
    </style:style>
    <style:style style:name="P59" style:parent-style-name="Standard" style:family="paragraph">
      <style:text-properties style:font-name="Arial" style:font-name-complex="Arial"/>
    </style:style>
    <style:style style:name="P60" style:parent-style-name="Standard" style:family="paragraph">
      <style:text-properties style:font-name="Arial" style:font-name-complex="Arial"/>
    </style:style>
    <style:style style:name="P61" style:parent-style-name="Standard" style:family="paragraph">
      <style:text-properties style:font-name="Arial" style:font-name-complex="Arial"/>
    </style:style>
    <style:style style:name="P62" style:parent-style-name="Standard" style:family="paragraph">
      <style:text-properties style:font-name="Arial" style:font-name-complex="Arial"/>
    </style:style>
    <style:style style:name="P63" style:parent-style-name="Standard" style:family="paragraph">
      <style:text-properties style:font-name="Arial" style:font-name-complex="Arial"/>
    </style:style>
    <style:style style:name="P64" style:parent-style-name="Standard" style:family="paragraph">
      <style:text-properties style:font-name="Arial" style:font-name-complex="Arial"/>
    </style:style>
    <style:style style:name="P65" style:parent-style-name="Standard" style:family="paragraph">
      <style:text-properties style:font-name="Arial" style:font-name-complex="Arial"/>
    </style:style>
    <style:style style:name="P66" style:parent-style-name="Standard" style:family="paragraph">
      <style:text-properties style:font-name="Arial" style:font-name-complex="Arial"/>
    </style:style>
    <style:style style:name="P67" style:parent-style-name="Standard" style:family="paragraph">
      <style:text-properties style:font-name="Arial" style:font-name-complex="Arial"/>
    </style:style>
    <style:style style:name="P68" style:parent-style-name="Standard" style:family="paragraph">
      <style:text-properties style:font-name="Arial" style:font-name-complex="Arial"/>
    </style:style>
    <style:style style:name="T69" style:parent-style-name="Absatz-Standardschriftart" style:family="text">
      <style:text-properties style:font-name="Arial" style:font-name-complex="Arial"/>
    </style:style>
    <style:style style:name="T70" style:parent-style-name="Absatz-Standardschriftart" style:family="text">
      <style:text-properties style:font-name="Arial" style:font-name-complex="Arial"/>
    </style:style>
    <style:style style:name="T71" style:parent-style-name="Absatz-Standardschriftart" style:family="text">
      <style:text-properties style:font-name="Arial" style:font-name-complex="Arial"/>
    </style:style>
    <style:style style:name="T72" style:parent-style-name="Absatz-Standardschriftart" style:family="text">
      <style:text-properties style:font-name="Arial" style:font-name-complex="Arial"/>
    </style:style>
    <style:style style:name="P73" style:parent-style-name="Standard" style:family="paragraph">
      <style:text-properties style:font-name="Arial" style:font-name-complex="Arial"/>
    </style:style>
    <style:style style:name="P74" style:parent-style-name="Standard" style:family="paragraph">
      <style:text-properties style:font-name="Arial" style:font-name-complex="Arial"/>
    </style:style>
    <style:style style:name="P75" style:parent-style-name="Standard" style:family="paragraph">
      <style:text-properties style:font-name="Arial" style:font-name-complex="Arial"/>
    </style:style>
    <style:style style:name="T76" style:parent-style-name="Absatz-Standardschriftart" style:family="text">
      <style:text-properties style:font-name="Arial" style:font-name-complex="Arial"/>
    </style:style>
    <style:style style:name="T77" style:parent-style-name="Absatz-Standardschriftart" style:family="text">
      <style:text-properties style:font-name="Arial" style:font-name-complex="Arial"/>
    </style:style>
    <style:style style:name="T78" style:parent-style-name="Absatz-Standardschriftart" style:family="text">
      <style:text-properties style:font-name="Arial" style:font-name-complex="Arial"/>
    </style:style>
    <style:style style:name="T79" style:parent-style-name="Absatz-Standardschriftart" style:family="text">
      <style:text-properties style:font-name="Arial" style:font-name-complex="Arial"/>
    </style:style>
    <style:style style:name="T80" style:parent-style-name="Absatz-Standardschriftart" style:family="text">
      <style:text-properties style:font-name="Arial" style:font-name-complex="Arial"/>
    </style:style>
    <style:style style:name="P81" style:parent-style-name="Standard" style:family="paragraph">
      <style:text-properties style:font-name="Arial" style:font-name-complex="Arial"/>
    </style:style>
    <style:style style:name="P82" style:parent-style-name="Standard" style:family="paragraph">
      <style:text-properties style:font-name="Arial" style:font-name-complex="Arial"/>
    </style:style>
    <style:style style:name="P83" style:parent-style-name="Standard" style:family="paragraph">
      <style:text-properties style:font-name="Arial" style:font-name-complex="Arial"/>
    </style:style>
    <style:style style:name="T84" style:parent-style-name="Absatz-Standardschriftart" style:family="text">
      <style:text-properties style:font-name="Arial" style:font-name-complex="Arial"/>
    </style:style>
    <style:style style:name="T85" style:parent-style-name="Absatz-Standardschriftart" style:family="text">
      <style:text-properties style:font-name="Arial" style:font-name-complex="Arial"/>
    </style:style>
    <style:style style:name="T86" style:parent-style-name="Absatz-Standardschriftart" style:family="text">
      <style:text-properties style:font-name="Arial" style:font-name-complex="Arial"/>
    </style:style>
    <style:style style:name="T87" style:parent-style-name="Absatz-Standardschriftart" style:family="text">
      <style:text-properties style:font-name="Arial" style:font-name-complex="Arial"/>
    </style:style>
    <style:style style:name="P88" style:parent-style-name="Standard" style:family="paragraph">
      <style:text-properties style:font-name="Arial" style:font-name-complex="Arial"/>
    </style:style>
    <style:style style:name="P89" style:parent-style-name="Standard" style:family="paragraph">
      <style:text-properties style:font-name="Arial" style:font-name-complex="Arial"/>
    </style:style>
    <style:style style:name="P90" style:parent-style-name="Standard" style:family="paragraph">
      <style:text-properties style:font-name="Arial" style:font-name-complex="Arial"/>
    </style:style>
    <style:style style:name="T91" style:parent-style-name="Absatz-Standardschriftart" style:family="text">
      <style:text-properties style:font-name="Arial" style:font-name-complex="Arial"/>
    </style:style>
    <style:style style:name="T92" style:parent-style-name="Absatz-Standardschriftart" style:family="text">
      <style:text-properties style:font-name="Arial" style:font-name-complex="Arial"/>
    </style:style>
    <style:style style:name="T93" style:parent-style-name="Absatz-Standardschriftart" style:family="text">
      <style:text-properties style:font-name="Arial" style:font-name-complex="Arial"/>
    </style:style>
    <style:style style:name="T94" style:parent-style-name="Absatz-Standardschriftart" style:family="text">
      <style:text-properties style:font-name="Arial" style:font-name-complex="Arial"/>
    </style:style>
    <style:style style:name="P95" style:parent-style-name="Standard" style:family="paragraph">
      <style:text-properties style:font-name="Arial" style:font-name-complex="Arial"/>
    </style:style>
    <style:style style:name="P96" style:parent-style-name="Standard" style:family="paragraph">
      <style:text-properties style:font-name="Arial" style:font-name-complex="Arial"/>
    </style:style>
    <style:style style:name="P97" style:parent-style-name="Standard" style:family="paragraph">
      <style:text-properties style:font-name="Arial" style:font-name-complex="Arial"/>
    </style:style>
    <style:style style:name="P98" style:parent-style-name="Standard" style:family="paragraph">
      <style:text-properties style:font-name="Arial" style:font-name-complex="Arial"/>
    </style:style>
    <style:style style:name="T99" style:parent-style-name="Absatz-Standardschriftart" style:family="text">
      <style:text-properties style:font-name="Arial" style:font-name-complex="Arial"/>
    </style:style>
    <style:style style:name="T100" style:parent-style-name="Absatz-Standardschriftart" style:family="text">
      <style:text-properties style:font-name="Arial" style:font-name-complex="Arial"/>
    </style:style>
    <style:style style:name="T101" style:parent-style-name="Absatz-Standardschriftart" style:family="text">
      <style:text-properties style:font-name="Arial" style:font-name-complex="Arial"/>
    </style:style>
    <style:style style:name="T102" style:parent-style-name="Absatz-Standardschriftart" style:family="text">
      <style:text-properties style:font-name="Arial" style:font-name-complex="Arial"/>
    </style:style>
    <style:style style:name="T103" style:parent-style-name="Absatz-Standardschriftart" style:family="text">
      <style:text-properties style:font-name="Arial" style:font-name-complex="Arial"/>
    </style:style>
    <style:style style:name="T104" style:parent-style-name="Absatz-Standardschriftart" style:family="text">
      <style:text-properties style:font-name="Arial" style:font-name-complex="Arial"/>
    </style:style>
    <style:style style:name="T105" style:parent-style-name="Absatz-Standardschriftart" style:family="text">
      <style:text-properties style:font-name="Arial" style:font-name-complex="Arial"/>
    </style:style>
    <style:style style:name="T106" style:parent-style-name="Absatz-Standardschriftart" style:family="text">
      <style:text-properties style:font-name="Arial" style:font-name-complex="Arial"/>
    </style:style>
    <style:style style:name="T107" style:parent-style-name="Absatz-Standardschriftart" style:family="text">
      <style:text-properties style:font-name="Arial" style:font-name-complex="Arial"/>
    </style:style>
    <style:style style:name="T108" style:parent-style-name="Absatz-Standardschriftart" style:family="text">
      <style:text-properties style:font-name="Arial" style:font-name-complex="Arial"/>
    </style:style>
    <style:style style:name="T109" style:parent-style-name="Absatz-Standardschriftart" style:family="text">
      <style:text-properties style:font-name="Arial" style:font-name-complex="Arial"/>
    </style:style>
    <style:style style:name="T110" style:parent-style-name="Absatz-Standardschriftart" style:family="text">
      <style:text-properties style:font-name="Arial" style:font-name-complex="Arial"/>
    </style:style>
    <style:style style:name="T111" style:parent-style-name="Absatz-Standardschriftart" style:family="text">
      <style:text-properties style:font-name="Arial" style:font-name-complex="Arial"/>
    </style:style>
    <style:style style:name="T112" style:parent-style-name="Absatz-Standardschriftart" style:family="text">
      <style:text-properties style:font-name="Arial" style:font-name-complex="Arial"/>
    </style:style>
    <style:style style:name="T113" style:parent-style-name="Absatz-Standardschriftart" style:family="text">
      <style:text-properties style:font-name="Arial" style:font-name-complex="Arial"/>
    </style:style>
    <style:style style:name="T114" style:parent-style-name="Absatz-Standardschriftart" style:family="text">
      <style:text-properties style:font-name="Arial" style:font-name-complex="Arial"/>
    </style:style>
    <style:style style:name="T115" style:parent-style-name="Absatz-Standardschriftart" style:family="text">
      <style:text-properties style:font-name="Arial" style:font-name-complex="Arial"/>
    </style:style>
    <style:style style:name="T116" style:parent-style-name="Absatz-Standardschriftart" style:family="text">
      <style:text-properties style:font-name="Arial" style:font-name-complex="Arial"/>
    </style:style>
    <style:style style:name="T117" style:parent-style-name="Absatz-Standardschriftart" style:family="text">
      <style:text-properties style:font-name="Arial" style:font-name-complex="Arial"/>
    </style:style>
    <style:style style:name="T118" style:parent-style-name="Absatz-Standardschriftart" style:family="text">
      <style:text-properties style:font-name="Arial" style:font-name-complex="Arial"/>
    </style:style>
    <style:style style:name="T119" style:parent-style-name="Absatz-Standardschriftart" style:family="text">
      <style:text-properties style:font-name="Arial" style:font-name-complex="Arial"/>
    </style:style>
    <style:style style:name="T120" style:parent-style-name="Absatz-Standardschriftart" style:family="text">
      <style:text-properties style:font-name="Arial" style:font-name-complex="Arial"/>
    </style:style>
    <style:style style:name="T121" style:parent-style-name="Absatz-Standardschriftart" style:family="text">
      <style:text-properties style:font-name="Arial" style:font-name-complex="Arial"/>
    </style:style>
    <style:style style:name="T122" style:parent-style-name="Absatz-Standardschriftart" style:family="text">
      <style:text-properties style:font-name="Arial" style:font-name-complex="Arial"/>
    </style:style>
    <style:style style:name="T123" style:parent-style-name="Absatz-Standardschriftart" style:family="text">
      <style:text-properties style:font-name="Arial" style:font-name-complex="Arial"/>
    </style:style>
    <style:style style:name="T124" style:parent-style-name="Absatz-Standardschriftart" style:family="text">
      <style:text-properties style:font-name="Arial" style:font-name-complex="Arial"/>
    </style:style>
    <style:style style:name="T125" style:parent-style-name="Absatz-Standardschriftart" style:family="text">
      <style:text-properties style:font-name="Arial" style:font-name-complex="Arial"/>
    </style:style>
    <style:style style:name="T126" style:parent-style-name="Absatz-Standardschriftart" style:family="text">
      <style:text-properties style:font-name="Arial" style:font-name-complex="Arial"/>
    </style:style>
    <style:style style:name="T127" style:parent-style-name="Absatz-Standardschriftart" style:family="text">
      <style:text-properties style:font-name="Arial" style:font-name-complex="Arial"/>
    </style:style>
    <style:style style:name="T128" style:parent-style-name="Absatz-Standardschriftart" style:family="text">
      <style:text-properties style:font-name="Arial" style:font-name-complex="Arial"/>
    </style:style>
    <style:style style:name="T129" style:parent-style-name="Absatz-Standardschriftart" style:family="text">
      <style:text-properties style:font-name="Arial" style:font-name-complex="Arial"/>
    </style:style>
    <style:style style:name="T130" style:parent-style-name="Absatz-Standardschriftart" style:family="text">
      <style:text-properties style:font-name="Arial" style:font-name-complex="Arial"/>
    </style:style>
    <style:style style:name="T131" style:parent-style-name="Absatz-Standardschriftart" style:family="text">
      <style:text-properties style:font-name="Arial" style:font-name-complex="Arial"/>
    </style:style>
    <style:style style:name="T132" style:parent-style-name="Absatz-Standardschriftart" style:family="text">
      <style:text-properties style:font-name="Arial" style:font-name-complex="Arial"/>
    </style:style>
    <style:style style:name="T133" style:parent-style-name="Absatz-Standardschriftart" style:family="text">
      <style:text-properties style:font-name="Arial" style:font-name-complex="Arial"/>
    </style:style>
    <style:style style:name="P134" style:parent-style-name="Standard" style:family="paragraph">
      <style:text-properties style:font-name="Arial" style:font-name-complex="Arial"/>
    </style:style>
    <style:style style:name="P135" style:parent-style-name="Standard" style:family="paragraph">
      <style:text-properties style:font-name="Arial" style:font-name-complex="Arial"/>
    </style:style>
    <style:style style:name="P136" style:parent-style-name="Standard" style:family="paragraph">
      <style:text-properties style:font-name="Arial" style:font-name-complex="Arial"/>
    </style:style>
    <style:style style:name="P137" style:parent-style-name="Standard" style:family="paragraph">
      <style:text-properties style:font-name="Arial" style:font-name-complex="Arial"/>
    </style:style>
    <style:style style:name="P138" style:parent-style-name="Standard" style:family="paragraph">
      <style:text-properties style:font-name="Arial" style:font-name-complex="Arial"/>
    </style:style>
    <style:style style:name="P139" style:parent-style-name="Standard" style:family="paragraph">
      <style:text-properties style:font-name="Arial" style:font-name-complex="Arial"/>
    </style:style>
    <style:style style:name="P140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141" style:parent-style-name="Standard" style:family="paragraph">
      <style:text-properties style:font-name="Arial" style:font-name-complex="Arial"/>
    </style:style>
    <style:style style:name="P142" style:parent-style-name="Standard" style:family="paragraph">
      <style:text-properties style:font-name="Arial" style:font-name-complex="Arial"/>
    </style:style>
    <style:style style:name="P143" style:parent-style-name="Standard" style:family="paragraph">
      <style:text-properties style:font-name="Arial" style:font-name-complex="Arial"/>
    </style:style>
    <style:style style:name="P144" style:parent-style-name="Standard" style:family="paragraph">
      <style:text-properties style:font-name="Arial" style:font-name-complex="Arial"/>
    </style:style>
    <style:style style:name="P145" style:parent-style-name="Standard" style:family="paragraph">
      <style:text-properties style:font-name="Arial" style:font-name-complex="Arial"/>
    </style:style>
    <style:style style:name="P146" style:parent-style-name="Standard" style:family="paragraph">
      <style:text-properties style:font-name="Arial" style:font-name-complex="Arial"/>
    </style:style>
    <style:style style:name="P147" style:parent-style-name="Standard" style:family="paragraph">
      <style:text-properties style:font-name="Arial" style:font-name-complex="Arial"/>
    </style:style>
    <style:style style:name="T148" style:parent-style-name="Absatz-Standardschriftart" style:family="text">
      <style:text-properties style:font-name="Arial" style:font-name-complex="Arial"/>
    </style:style>
    <style:style style:name="T149" style:parent-style-name="Absatz-Standardschriftart" style:family="text">
      <style:text-properties style:font-name="Arial" style:font-name-complex="Arial"/>
    </style:style>
    <style:style style:name="T150" style:parent-style-name="Absatz-Standardschriftart" style:family="text">
      <style:text-properties style:font-name="Arial" style:font-name-complex="Arial"/>
    </style:style>
    <style:style style:name="T151" style:parent-style-name="Absatz-Standardschriftart" style:family="text">
      <style:text-properties style:font-name="Arial" style:font-name-complex="Arial"/>
    </style:style>
    <style:style style:name="P152" style:parent-style-name="Standard" style:family="paragraph">
      <style:text-properties style:font-name="Arial" style:font-name-complex="Arial"/>
    </style:style>
    <style:style style:name="P153" style:parent-style-name="Standard" style:family="paragraph">
      <style:text-properties style:font-name="Arial" style:font-name-complex="Arial"/>
    </style:style>
    <style:style style:name="P154" style:parent-style-name="Standard" style:family="paragraph">
      <style:text-properties style:font-name="Arial" style:font-name-complex="Arial"/>
    </style:style>
    <style:style style:name="P155" style:parent-style-name="Standard" style:family="paragraph">
      <style:text-properties style:font-name="Arial" style:font-name-complex="Arial"/>
    </style:style>
    <style:style style:name="P156" style:parent-style-name="Standard" style:family="paragraph">
      <style:text-properties style:font-name="Arial" style:font-name-complex="Arial"/>
    </style:style>
    <style:style style:name="P157" style:parent-style-name="Standard" style:family="paragraph">
      <style:text-properties style:font-name="Arial" style:font-name-complex="Arial"/>
    </style:style>
    <style:style style:name="P158" style:parent-style-name="Standard" style:family="paragraph">
      <style:text-properties style:font-name="Arial" style:font-name-complex="Arial"/>
    </style:style>
    <style:style style:name="P159" style:parent-style-name="Standard" style:family="paragraph">
      <style:text-properties style:font-name="Arial" style:font-name-complex="Arial"/>
    </style:style>
    <style:style style:name="P160" style:parent-style-name="Standard" style:family="paragraph">
      <style:text-properties style:font-name="Arial" style:font-name-complex="Arial"/>
    </style:style>
    <style:style style:name="P161" style:parent-style-name="Standard" style:family="paragraph">
      <style:text-properties style:font-name="Arial" style:font-name-complex="Arial"/>
    </style:style>
    <style:style style:name="P162" style:parent-style-name="Standard" style:family="paragraph">
      <style:text-properties style:font-name="Arial" style:font-name-complex="Arial"/>
    </style:style>
    <style:style style:name="P163" style:parent-style-name="Standard" style:family="paragraph">
      <style:text-properties style:font-name="Arial" style:font-name-complex="Arial"/>
    </style:style>
    <style:style style:name="P164" style:parent-style-name="Standard" style:family="paragraph">
      <style:text-properties style:font-name="Arial" style:font-name-complex="Arial"/>
    </style:style>
    <style:style style:name="P165" style:parent-style-name="Standard" style:family="paragraph">
      <style:text-properties style:font-name="Arial" style:font-name-complex="Arial"/>
    </style:style>
    <style:style style:name="P166" style:parent-style-name="Standard" style:family="paragraph">
      <style:text-properties style:font-name="Arial" style:font-name-complex="Arial"/>
    </style:style>
    <style:style style:name="P167" style:parent-style-name="Standard" style:family="paragraph">
      <style:text-properties style:font-name="Arial" style:font-name-complex="Arial"/>
    </style:style>
    <style:style style:name="P168" style:parent-style-name="Standard" style:family="paragraph">
      <style:text-properties style:font-name="Arial" style:font-name-complex="Arial"/>
    </style:style>
    <style:style style:name="P169" style:parent-style-name="Standard" style:family="paragraph">
      <style:text-properties style:font-name="Arial" style:font-name-complex="Arial"/>
    </style:style>
    <style:style style:name="P170" style:parent-style-name="Standard" style:family="paragraph">
      <style:text-properties style:font-name="Arial" style:font-name-complex="Arial"/>
    </style:style>
    <style:style style:name="P171" style:parent-style-name="Standard" style:family="paragraph">
      <style:text-properties style:font-name="Arial" style:font-name-complex="Arial"/>
    </style:style>
    <style:style style:name="P172" style:parent-style-name="Standard" style:family="paragraph">
      <style:text-properties style:font-name="Arial" style:font-name-complex="Arial"/>
    </style:style>
    <style:style style:name="P173" style:parent-style-name="Standard" style:family="paragraph">
      <style:text-properties style:font-name="Arial" style:font-name-complex="Arial"/>
    </style:style>
    <style:style style:name="P174" style:parent-style-name="Standard" style:family="paragraph">
      <style:text-properties style:font-name="Arial" style:font-name-complex="Arial"/>
    </style:style>
    <style:style style:name="P175" style:parent-style-name="Standard" style:family="paragraph">
      <style:text-properties style:font-name="Arial" style:font-name-complex="Arial"/>
    </style:style>
    <style:style style:name="P176" style:parent-style-name="Standard" style:family="paragraph">
      <style:text-properties style:font-name="Arial" style:font-name-complex="Arial"/>
    </style:style>
    <style:style style:name="P177" style:parent-style-name="Standard" style:family="paragraph">
      <style:text-properties style:font-name="Arial" style:font-name-complex="Arial"/>
    </style:style>
    <style:style style:name="P178" style:parent-style-name="Standard" style:family="paragraph">
      <style:text-properties style:font-name="Arial" style:font-name-complex="Arial"/>
    </style:style>
    <style:style style:name="P179" style:parent-style-name="Standard" style:family="paragraph">
      <style:text-properties style:font-name="Arial" style:font-name-complex="Arial"/>
    </style:style>
    <style:style style:name="P180" style:parent-style-name="Standard" style:family="paragraph">
      <style:text-properties style:font-name="Arial" style:font-name-complex="Arial"/>
    </style:style>
    <style:style style:name="P181" style:parent-style-name="Standard" style:family="paragraph">
      <style:text-properties style:font-name="Arial" style:font-name-complex="Arial"/>
    </style:style>
    <style:style style:name="P182" style:parent-style-name="Standard" style:family="paragraph">
      <style:text-properties style:font-name="Arial" style:font-name-complex="Arial"/>
    </style:style>
    <style:style style:name="T183" style:parent-style-name="Absatz-Standardschriftart" style:family="text">
      <style:text-properties style:font-name="Arial" style:font-name-complex="Arial"/>
    </style:style>
    <style:style style:name="T184" style:parent-style-name="Absatz-Standardschriftart" style:family="text">
      <style:text-properties style:font-name="Arial" style:font-name-complex="Arial"/>
    </style:style>
    <style:style style:name="T185" style:parent-style-name="Absatz-Standardschriftart" style:family="text">
      <style:text-properties style:font-name="Arial" style:font-name-complex="Arial"/>
    </style:style>
    <style:style style:name="T186" style:parent-style-name="Absatz-Standardschriftart" style:family="text">
      <style:text-properties style:font-name="Arial" style:font-name-complex="Arial"/>
    </style:style>
    <style:style style:name="P187" style:parent-style-name="Standard" style:family="paragraph">
      <style:text-properties style:font-name="Arial" style:font-name-complex="Arial"/>
    </style:style>
    <style:style style:name="P188" style:parent-style-name="Standard" style:family="paragraph">
      <style:text-properties style:font-name="Arial" style:font-name-complex="Arial"/>
    </style:style>
    <style:style style:name="P189" style:parent-style-name="Standard" style:family="paragraph">
      <style:text-properties style:font-name="Arial" style:font-name-complex="Arial"/>
    </style:style>
    <style:style style:name="P190" style:parent-style-name="Standard" style:family="paragraph">
      <style:text-properties style:font-name="Arial" style:font-name-complex="Arial"/>
    </style:style>
    <style:style style:name="P191" style:parent-style-name="Standard" style:family="paragraph">
      <style:text-properties style:font-name="Arial" style:font-name-complex="Arial"/>
    </style:style>
    <style:style style:name="P192" style:parent-style-name="Standard" style:family="paragraph">
      <style:text-properties style:font-name="Arial" style:font-name-complex="Arial"/>
    </style:style>
    <style:style style:name="P193" style:parent-style-name="Standard" style:family="paragraph">
      <style:text-properties style:font-name="Arial" style:font-name-complex="Arial"/>
    </style:style>
    <style:style style:name="P194" style:parent-style-name="Standard" style:family="paragraph">
      <style:text-properties style:font-name="Arial" style:font-name-complex="Arial"/>
    </style:style>
    <style:style style:name="T195" style:parent-style-name="Absatz-Standardschriftart" style:family="text">
      <style:text-properties style:font-name="Arial" style:font-name-complex="Arial" fo:font-weight="bold" style:font-weight-asian="bold"/>
    </style:style>
    <style:style style:name="P196" style:parent-style-name="Standard" style:family="paragraph">
      <style:text-properties style:font-name="Arial" style:font-name-complex="Arial"/>
    </style:style>
    <style:style style:name="P197" style:parent-style-name="Standard" style:family="paragraph">
      <style:text-properties style:font-name="Arial" style:font-name-complex="Arial"/>
    </style:style>
    <style:style style:name="P198" style:parent-style-name="Standard" style:family="paragraph">
      <style:text-properties style:font-name="Arial" style:font-name-complex="Arial"/>
    </style:style>
    <style:style style:name="T199" style:parent-style-name="Absatz-Standardschriftart" style:family="text">
      <style:text-properties style:font-name="Wingdings"/>
    </style:style>
    <style:style style:name="T200" style:parent-style-name="Absatz-Standardschriftart" style:family="text">
      <style:text-properties style:font-name="Arial" style:font-name-complex="Arial"/>
    </style:style>
    <style:style style:name="T201" style:parent-style-name="Absatz-Standardschriftart" style:family="text">
      <style:text-properties style:font-name="Arial" style:font-name-complex="Arial"/>
    </style:style>
    <style:style style:name="P202" style:parent-style-name="Standard" style:family="paragraph">
      <style:text-properties style:font-name="Arial" style:font-name-complex="Arial"/>
    </style:style>
    <style:style style:name="P203" style:parent-style-name="Standard" style:family="paragraph">
      <style:text-properties style:font-name="Arial" style:font-name-complex="Arial"/>
    </style:style>
    <style:style style:name="P204" style:parent-style-name="Standard" style:family="paragraph">
      <style:text-properties style:font-name="Arial" style:font-name-complex="Arial"/>
    </style:style>
    <style:style style:name="P205" style:parent-style-name="Standard" style:family="paragraph">
      <style:text-properties style:font-name="Arial" style:font-name-complex="Arial"/>
    </style:style>
    <style:style style:name="P206" style:parent-style-name="Standard" style:family="paragraph">
      <style:text-properties style:font-name="Arial" style:font-name-complex="Arial"/>
    </style:style>
    <style:style style:name="P207" style:parent-style-name="Standard" style:family="paragraph">
      <style:text-properties style:font-name="Arial" style:font-name-complex="Arial"/>
    </style:style>
    <style:style style:name="P208" style:parent-style-name="Standard" style:family="paragraph">
      <style:text-properties style:font-name="Arial" style:font-name-complex="Arial"/>
    </style:style>
    <style:style style:name="P209" style:parent-style-name="Standard" style:family="paragraph">
      <style:text-properties style:font-name="Arial" style:font-name-complex="Arial"/>
    </style:style>
    <style:style style:name="P210" style:parent-style-name="Standard" style:family="paragraph">
      <style:text-properties style:font-name="Arial" style:font-name-complex="Arial"/>
    </style:style>
    <style:style style:name="P211" style:parent-style-name="Standard" style:family="paragraph">
      <style:text-properties style:font-name="Arial" style:font-name-complex="Arial"/>
    </style:style>
    <style:style style:name="P212" style:parent-style-name="Standard" style:family="paragraph">
      <style:text-properties style:font-name="Arial" style:font-name-complex="Arial"/>
    </style:style>
    <style:style style:name="P213" style:parent-style-name="Standard" style:family="paragraph">
      <style:text-properties style:font-name="Arial" style:font-name-complex="Arial"/>
    </style:style>
    <style:style style:name="P214" style:parent-style-name="Standard" style:family="paragraph">
      <style:text-properties style:font-name="Arial" style:font-name-complex="Arial"/>
    </style:style>
    <style:style style:name="P215" style:parent-style-name="Standard" style:family="paragraph">
      <style:text-properties style:font-name="Arial" style:font-name-complex="Arial"/>
    </style:style>
    <style:style style:name="P216" style:parent-style-name="Standard" style:family="paragraph">
      <style:text-properties style:font-name="Arial" style:font-name-complex="Arial"/>
    </style:style>
    <style:style style:name="P217" style:parent-style-name="Standard" style:family="paragraph">
      <style:text-properties style:font-name="Arial" style:font-name-complex="Arial"/>
    </style:style>
    <style:style style:name="P218" style:parent-style-name="Standard" style:family="paragraph">
      <style:text-properties style:font-name="Arial" style:font-name-complex="Arial"/>
    </style:style>
    <style:style style:name="P219" style:parent-style-name="Standard" style:family="paragraph">
      <style:text-properties style:font-name="Arial" style:font-name-complex="Arial"/>
    </style:style>
    <style:style style:name="P220" style:parent-style-name="Standard" style:family="paragraph">
      <style:text-properties style:font-name="Arial" style:font-name-complex="Arial"/>
    </style:style>
    <style:style style:name="P221" style:parent-style-name="Standard" style:family="paragraph">
      <style:text-properties style:font-name="Arial" style:font-name-complex="Arial"/>
    </style:style>
    <style:style style:name="P222" style:parent-style-name="Standard" style:family="paragraph">
      <style:text-properties style:font-name="Arial" style:font-name-complex="Arial"/>
    </style:style>
    <style:style style:name="P223" style:parent-style-name="Standard" style:family="paragraph">
      <style:text-properties style:font-name="Arial" style:font-name-complex="Arial"/>
    </style:style>
    <style:style style:name="P224" style:parent-style-name="Standard" style:family="paragraph">
      <style:text-properties style:font-name="Arial" style:font-name-complex="Arial"/>
    </style:style>
    <style:style style:name="P225" style:parent-style-name="Standard" style:family="paragraph">
      <style:text-properties style:font-name="Arial" style:font-name-complex="Arial"/>
    </style:style>
    <style:style style:name="P226" style:parent-style-name="Standard" style:family="paragraph">
      <style:text-properties style:font-name="Arial" style:font-name-complex="Arial"/>
    </style:style>
    <style:style style:name="P227" style:parent-style-name="Standard" style:family="paragraph">
      <style:text-properties style:font-name="Arial" style:font-name-complex="Arial"/>
    </style:style>
    <style:style style:name="P228" style:parent-style-name="Standard" style:family="paragraph">
      <style:text-properties style:font-name="Arial" style:font-name-complex="Arial"/>
    </style:style>
    <style:style style:name="P229" style:parent-style-name="Standard" style:family="paragraph">
      <style:text-properties style:font-name="Arial" style:font-name-complex="Arial"/>
    </style:style>
    <style:style style:name="P230" style:parent-style-name="Standard" style:family="paragraph">
      <style:text-properties style:font-name="Arial" style:font-name-complex="Arial"/>
    </style:style>
    <style:style style:name="P231" style:parent-style-name="Standard" style:family="paragraph">
      <style:text-properties style:font-name="Arial" style:font-name-complex="Arial"/>
    </style:style>
    <style:style style:name="P232" style:parent-style-name="Standard" style:family="paragraph">
      <style:text-properties style:font-name="Arial" style:font-name-complex="Arial"/>
    </style:style>
    <style:style style:name="P233" style:parent-style-name="Standard" style:family="paragraph">
      <style:text-properties style:font-name="Arial" style:font-name-complex="Arial"/>
    </style:style>
    <style:style style:name="P234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235" style:parent-style-name="Standard" style:family="paragraph">
      <style:text-properties style:font-name="Arial" style:font-name-complex="Arial"/>
    </style:style>
    <style:style style:name="P236" style:parent-style-name="Standard" style:family="paragraph">
      <style:text-properties style:font-name="Arial" style:font-name-complex="Arial"/>
    </style:style>
    <style:style style:name="P237" style:parent-style-name="Standard" style:family="paragraph">
      <style:text-properties style:font-name="Arial" style:font-name-complex="Arial"/>
    </style:style>
    <style:style style:name="P238" style:parent-style-name="Standard" style:family="paragraph">
      <style:text-properties style:font-name="Arial" style:font-name-complex="Arial"/>
    </style:style>
    <style:style style:name="P239" style:parent-style-name="Standard" style:family="paragraph">
      <style:text-properties style:font-name="Arial" style:font-name-complex="Arial"/>
    </style:style>
    <style:style style:name="P240" style:parent-style-name="Standard" style:family="paragraph">
      <style:text-properties style:font-name="Arial" style:font-name-complex="Arial"/>
    </style:style>
    <style:style style:name="P241" style:parent-style-name="Standard" style:family="paragraph">
      <style:text-properties style:font-name="Arial" style:font-name-complex="Arial"/>
    </style:style>
    <style:style style:name="P242" style:parent-style-name="Standard" style:family="paragraph">
      <style:text-properties style:font-name="Arial" style:font-name-complex="Arial"/>
    </style:style>
    <style:style style:name="P243" style:parent-style-name="Standard" style:family="paragraph">
      <style:text-properties style:font-name="Arial" style:font-name-complex="Arial"/>
    </style:style>
    <style:style style:name="T244" style:parent-style-name="Absatz-Standardschriftart" style:family="text">
      <style:text-properties style:font-name="Arial" style:font-name-complex="Arial"/>
    </style:style>
    <style:style style:name="P245" style:parent-style-name="Standard" style:family="paragraph">
      <style:text-properties style:font-name="Arial" style:font-name-complex="Arial"/>
    </style:style>
    <style:style style:name="P246" style:parent-style-name="Standard" style:family="paragraph">
      <style:text-properties style:font-name="Arial" style:font-name-complex="Arial"/>
    </style:style>
    <style:style style:name="P247" style:parent-style-name="Standard" style:family="paragraph">
      <style:text-properties style:font-name="Arial" style:font-name-complex="Arial"/>
    </style:style>
    <style:style style:name="P248" style:parent-style-name="Standard" style:family="paragraph">
      <style:text-properties style:font-name="Arial" style:font-name-complex="Arial"/>
    </style:style>
    <style:style style:name="T249" style:parent-style-name="Absatz-Standardschriftart" style:family="text">
      <style:text-properties style:font-name="Arial" style:font-name-complex="Arial"/>
    </style:style>
    <style:style style:name="T250" style:parent-style-name="Absatz-Standardschriftart" style:family="text">
      <style:text-properties style:font-name="Arial" style:font-name-complex="Arial"/>
    </style:style>
    <style:style style:name="P251" style:parent-style-name="Standard" style:family="paragraph">
      <style:text-properties style:font-name="Arial" style:font-name-complex="Arial"/>
    </style:style>
    <style:style style:name="P252" style:parent-style-name="Standard" style:family="paragraph">
      <style:text-properties style:font-name="Arial" style:font-name-complex="Arial"/>
    </style:style>
    <style:style style:name="P253" style:parent-style-name="Standard" style:family="paragraph">
      <style:text-properties style:font-name="Arial" style:font-name-complex="Arial"/>
    </style:style>
    <style:style style:name="P254" style:parent-style-name="Standard" style:family="paragraph">
      <style:text-properties style:font-name="Arial" style:font-name-complex="Arial"/>
    </style:style>
    <style:style style:name="P255" style:parent-style-name="Standard" style:family="paragraph">
      <style:text-properties style:font-name="Arial" style:font-name-complex="Arial"/>
    </style:style>
    <style:style style:name="P256" style:parent-style-name="Standard" style:family="paragraph">
      <style:text-properties style:font-name="Arial" style:font-name-complex="Arial"/>
    </style:style>
    <style:style style:name="P257" style:parent-style-name="Standard" style:family="paragraph">
      <style:text-properties style:font-name="Arial" style:font-name-complex="Arial"/>
    </style:style>
    <style:style style:name="P258" style:parent-style-name="Standard" style:family="paragraph">
      <style:text-properties style:font-name="Arial" style:font-name-complex="Arial"/>
    </style:style>
    <style:style style:name="P259" style:parent-style-name="Standard" style:family="paragraph">
      <style:text-properties style:font-name="Arial" style:font-name-complex="Arial"/>
    </style:style>
    <style:style style:name="P260" style:parent-style-name="Standard" style:family="paragraph">
      <style:text-properties style:font-name="Arial" style:font-name-complex="Arial"/>
    </style:style>
    <style:style style:name="P261" style:parent-style-name="Standard" style:family="paragraph">
      <style:text-properties style:font-name="Arial" style:font-name-complex="Arial"/>
    </style:style>
    <style:style style:name="P262" style:parent-style-name="Standard" style:family="paragraph">
      <style:text-properties style:font-name="Arial" style:font-name-complex="Arial"/>
    </style:style>
    <style:style style:name="P263" style:parent-style-name="Standard" style:family="paragraph">
      <style:text-properties style:font-name="Arial" style:font-name-complex="Arial"/>
    </style:style>
    <style:style style:name="P264" style:parent-style-name="Standard" style:family="paragraph">
      <style:text-properties style:font-name="Arial" style:font-name-complex="Arial"/>
    </style:style>
    <style:style style:name="P265" style:parent-style-name="Standard" style:family="paragraph">
      <style:text-properties style:font-name="Arial" style:font-name-complex="Arial"/>
    </style:style>
    <style:style style:name="P266" style:parent-style-name="Standard" style:family="paragraph">
      <style:text-properties style:font-name="Arial" style:font-name-complex="Arial"/>
    </style:style>
    <style:style style:name="P267" style:parent-style-name="Standard" style:family="paragraph">
      <style:text-properties style:font-name="Arial" style:font-name-complex="Arial"/>
    </style:style>
    <style:style style:name="P268" style:parent-style-name="Standard" style:family="paragraph">
      <style:text-properties style:font-name="Arial" style:font-name-complex="Arial"/>
    </style:style>
    <style:style style:name="P269" style:parent-style-name="Standard" style:family="paragraph">
      <style:text-properties style:font-name="Arial" style:font-name-complex="Arial"/>
    </style:style>
    <style:style style:name="P270" style:parent-style-name="Standard" style:family="paragraph">
      <style:text-properties style:font-name="Arial" style:font-name-complex="Arial"/>
    </style:style>
    <style:style style:name="P271" style:parent-style-name="Standard" style:family="paragraph">
      <style:text-properties style:font-name="Arial" style:font-name-complex="Arial"/>
    </style:style>
    <style:style style:name="P272" style:parent-style-name="Standard" style:family="paragraph">
      <style:text-properties style:font-name="Arial" style:font-name-complex="Arial"/>
    </style:style>
    <style:style style:name="P273" style:parent-style-name="Standard" style:family="paragraph">
      <style:text-properties style:font-name="Arial" style:font-name-complex="Arial"/>
    </style:style>
    <style:style style:name="P274" style:parent-style-name="Standard" style:family="paragraph">
      <style:text-properties style:font-name="Arial" style:font-name-complex="Arial"/>
    </style:style>
    <style:style style:name="P275" style:parent-style-name="Standard" style:family="paragraph">
      <style:paragraph-properties fo:break-before="page"/>
    </style:style>
    <style:style style:name="T276" style:parent-style-name="Absatz-Standardschriftart" style:family="text">
      <style:text-properties style:font-name="Arial" style:font-name-complex="Arial" fo:font-weight="bold" style:font-weight-asian="bold"/>
    </style:style>
    <style:style style:name="P277" style:parent-style-name="Standard" style:family="paragraph">
      <style:text-properties style:font-name="Arial" style:font-name-complex="Arial"/>
    </style:style>
    <style:style style:name="T278" style:parent-style-name="Absatz-Standardschriftart" style:family="text">
      <style:text-properties style:font-name="Arial" style:font-name-complex="Arial"/>
    </style:style>
    <style:style style:name="P279" style:parent-style-name="Standard" style:family="paragraph">
      <style:text-properties style:font-name="Arial" style:font-name-complex="Arial"/>
    </style:style>
    <style:style style:name="P280" style:parent-style-name="Standard" style:family="paragraph">
      <style:text-properties style:font-name="Arial" style:font-name-complex="Arial"/>
    </style:style>
    <style:style style:name="P281" style:parent-style-name="Standard" style:family="paragraph">
      <style:text-properties style:font-name="Arial" style:font-name-complex="Arial"/>
    </style:style>
    <style:style style:name="T282" style:parent-style-name="Absatz-Standardschriftart" style:family="text">
      <style:text-properties style:font-name="Arial" style:font-name-complex="Arial"/>
    </style:style>
    <style:style style:name="T283" style:parent-style-name="Absatz-Standardschriftart" style:family="text">
      <style:text-properties style:font-name="Arial" style:font-name-complex="Arial"/>
    </style:style>
    <style:style style:name="P284" style:parent-style-name="Standard" style:family="paragraph">
      <style:text-properties style:font-name="Arial" style:font-name-complex="Arial"/>
    </style:style>
    <style:style style:name="T285" style:parent-style-name="Absatz-Standardschriftart" style:family="text">
      <style:text-properties style:font-name="Arial" style:font-name-complex="Arial"/>
    </style:style>
    <style:style style:name="T286" style:parent-style-name="Absatz-Standardschriftart" style:family="text">
      <style:text-properties style:font-name="Arial" style:font-name-complex="Arial"/>
    </style:style>
    <style:style style:name="T287" style:parent-style-name="Absatz-Standardschriftart" style:family="text">
      <style:text-properties style:font-name="Arial" style:font-name-complex="Arial"/>
    </style:style>
    <style:style style:name="P288" style:parent-style-name="Standard" style:family="paragraph">
      <style:text-properties style:font-name="Arial" style:font-name-complex="Arial"/>
    </style:style>
    <style:style style:name="P289" style:parent-style-name="Standard" style:family="paragraph">
      <style:text-properties style:font-name="Arial" style:font-name-complex="Arial"/>
    </style:style>
    <style:style style:name="P290" style:parent-style-name="Standard" style:family="paragraph">
      <style:text-properties style:font-name="Arial" style:font-name-complex="Arial"/>
    </style:style>
    <style:style style:name="P291" style:parent-style-name="Standard" style:family="paragraph">
      <style:text-properties style:font-name="Arial" style:font-name-complex="Arial"/>
    </style:style>
    <style:style style:name="P292" style:parent-style-name="Standard" style:family="paragraph">
      <style:text-properties style:font-name="Arial" style:font-name-complex="Arial"/>
    </style:style>
    <style:style style:name="P293" style:parent-style-name="Standard" style:family="paragraph">
      <style:text-properties style:font-name="Arial" style:font-name-complex="Arial"/>
    </style:style>
    <style:style style:name="P294" style:parent-style-name="Standard" style:family="paragraph">
      <style:text-properties style:font-name="Arial" style:font-name-complex="Arial"/>
    </style:style>
    <style:style style:name="P295" style:parent-style-name="Standard" style:family="paragraph">
      <style:text-properties style:font-name="Arial" style:font-name-complex="Arial"/>
    </style:style>
    <style:style style:name="P296" style:parent-style-name="Standard" style:family="paragraph">
      <style:text-properties style:font-name="Arial" style:font-name-complex="Arial"/>
    </style:style>
    <style:style style:name="P297" style:parent-style-name="Standard" style:family="paragraph">
      <style:text-properties style:font-name="Arial" style:font-name-complex="Arial"/>
    </style:style>
    <style:style style:name="T298" style:parent-style-name="Absatz-Standardschriftart" style:family="text">
      <style:text-properties style:font-name="Arial" style:font-name-complex="Arial"/>
    </style:style>
    <style:style style:name="T299" style:parent-style-name="Absatz-Standardschriftart" style:family="text">
      <style:text-properties style:font-name="Arial" style:font-name-complex="Arial"/>
    </style:style>
    <style:style style:name="P300" style:parent-style-name="Standard" style:family="paragraph">
      <style:text-properties style:font-name="Arial" style:font-name-complex="Arial"/>
    </style:style>
    <style:style style:name="P301" style:parent-style-name="Standard" style:family="paragraph">
      <style:text-properties style:font-name="Arial" style:font-name-complex="Arial"/>
    </style:style>
    <style:style style:name="P302" style:parent-style-name="Standard" style:family="paragraph">
      <style:text-properties style:font-name="Arial" style:font-name-complex="Arial"/>
    </style:style>
    <style:style style:name="P303" style:parent-style-name="Standard" style:family="paragraph">
      <style:text-properties style:font-name="Arial" style:font-name-complex="Arial"/>
    </style:style>
    <style:style style:name="T304" style:parent-style-name="Absatz-Standardschriftart" style:family="text">
      <style:text-properties style:font-name="Arial" style:font-name-complex="Arial"/>
    </style:style>
    <style:style style:name="P305" style:parent-style-name="Standard" style:family="paragraph">
      <style:text-properties style:font-name="Arial" style:font-name-complex="Arial"/>
    </style:style>
    <style:style style:name="P306" style:parent-style-name="Standard" style:family="paragraph">
      <style:text-properties style:font-name="Arial" style:font-name-complex="Arial"/>
    </style:style>
    <style:style style:name="T307" style:parent-style-name="Absatz-Standardschriftart" style:family="text">
      <style:text-properties style:font-name="Arial" style:font-name-complex="Arial"/>
    </style:style>
    <style:style style:name="T308" style:parent-style-name="Absatz-Standardschriftart" style:family="text">
      <style:text-properties style:font-name="Arial" style:font-name-complex="Arial"/>
    </style:style>
    <style:style style:name="T309" style:parent-style-name="Absatz-Standardschriftart" style:family="text">
      <style:text-properties style:font-name="Arial" style:font-name-complex="Arial"/>
    </style:style>
    <style:style style:name="T310" style:parent-style-name="Absatz-Standardschriftart" style:family="text">
      <style:text-properties style:font-name="Arial" style:font-name-complex="Arial"/>
    </style:style>
    <style:style style:name="T311" style:parent-style-name="Absatz-Standardschriftart" style:family="text">
      <style:text-properties style:font-name="Arial" style:font-name-complex="Arial"/>
    </style:style>
    <style:style style:name="T312" style:parent-style-name="Absatz-Standardschriftart" style:family="text">
      <style:text-properties style:font-name="Arial" style:font-name-complex="Arial"/>
    </style:style>
    <style:style style:name="P313" style:parent-style-name="Standard" style:family="paragraph">
      <style:text-properties style:font-name="Arial" style:font-name-complex="Arial"/>
    </style:style>
    <style:style style:name="P314" style:parent-style-name="Standard" style:family="paragraph">
      <style:text-properties style:font-name="Arial" style:font-name-complex="Arial"/>
    </style:style>
    <style:style style:name="P315" style:parent-style-name="Standard" style:family="paragraph">
      <style:text-properties style:font-name="Arial" style:font-name-complex="Arial"/>
    </style:style>
    <style:style style:name="P316" style:parent-style-name="Standard" style:family="paragraph">
      <style:text-properties style:font-name="Arial" style:font-name-complex="Arial"/>
    </style:style>
    <style:style style:name="P317" style:parent-style-name="Standard" style:family="paragraph">
      <style:text-properties style:font-name="Arial" style:font-name-complex="Arial"/>
    </style:style>
    <style:style style:name="T318" style:parent-style-name="Absatz-Standardschriftart" style:family="text">
      <style:text-properties style:font-name="Arial" style:font-name-complex="Arial"/>
    </style:style>
    <style:style style:name="T319" style:parent-style-name="Absatz-Standardschriftart" style:family="text">
      <style:text-properties style:font-name="Arial" style:font-name-complex="Arial"/>
    </style:style>
    <style:style style:name="T320" style:parent-style-name="Absatz-Standardschriftart" style:family="text">
      <style:text-properties style:font-name="Arial" style:font-name-complex="Arial"/>
    </style:style>
    <style:style style:name="T321" style:parent-style-name="Absatz-Standardschriftart" style:family="text">
      <style:text-properties style:font-name="Arial" style:font-name-complex="Arial"/>
    </style:style>
    <style:style style:name="T322" style:parent-style-name="Absatz-Standardschriftart" style:family="text">
      <style:text-properties style:font-name="Arial" style:font-name-complex="Arial"/>
    </style:style>
    <style:style style:name="T323" style:parent-style-name="Absatz-Standardschriftart" style:family="text">
      <style:text-properties style:font-name="Arial" style:font-name-complex="Arial"/>
    </style:style>
    <style:style style:name="T324" style:parent-style-name="Absatz-Standardschriftart" style:family="text">
      <style:text-properties style:font-name="Arial" style:font-name-complex="Arial"/>
    </style:style>
    <style:style style:name="P325" style:parent-style-name="Standard" style:family="paragraph">
      <style:text-properties style:font-name="Arial" style:font-name-complex="Arial"/>
    </style:style>
    <style:style style:name="P326" style:parent-style-name="Standard" style:family="paragraph">
      <style:text-properties style:font-name="Arial" style:font-name-complex="Arial"/>
    </style:style>
    <style:style style:name="P327" style:parent-style-name="Standard" style:family="paragraph">
      <style:text-properties style:font-name="Arial" style:font-name-complex="Arial"/>
    </style:style>
    <style:style style:name="P328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329" style:parent-style-name="Standard" style:family="paragraph">
      <style:text-properties style:font-name="Arial" style:font-name-complex="Arial"/>
    </style:style>
    <style:style style:name="P330" style:parent-style-name="Standard" style:family="paragraph">
      <style:text-properties style:font-name="Arial" style:font-name-complex="Arial"/>
    </style:style>
    <style:style style:name="T331" style:parent-style-name="Absatz-Standardschriftart" style:family="text">
      <style:text-properties style:font-name="Arial" style:font-name-complex="Arial"/>
    </style:style>
    <style:style style:name="T332" style:parent-style-name="Absatz-Standardschriftart" style:family="text">
      <style:text-properties style:font-name="Arial" style:font-name-complex="Arial"/>
    </style:style>
    <style:style style:name="P333" style:parent-style-name="Standard" style:family="paragraph">
      <style:text-properties style:font-name="Arial" style:font-name-complex="Arial"/>
    </style:style>
    <style:style style:name="P334" style:parent-style-name="Standard" style:family="paragraph">
      <style:text-properties style:font-name="Arial" style:font-name-complex="Arial"/>
    </style:style>
    <style:style style:name="P335" style:parent-style-name="Standard" style:family="paragraph">
      <style:text-properties style:font-name="Arial" style:font-name-complex="Arial"/>
    </style:style>
    <style:style style:name="P336" style:parent-style-name="Standard" style:family="paragraph">
      <style:text-properties style:font-name="Arial" style:font-name-complex="Arial"/>
    </style:style>
    <style:style style:name="P337" style:parent-style-name="Standard" style:family="paragraph">
      <style:text-properties style:font-name="Arial" style:font-name-complex="Arial"/>
    </style:style>
    <style:style style:name="P338" style:parent-style-name="Standard" style:family="paragraph">
      <style:text-properties style:font-name="Arial" style:font-name-complex="Arial"/>
    </style:style>
    <style:style style:name="P339" style:parent-style-name="Standard" style:family="paragraph">
      <style:text-properties style:font-name="Arial" style:font-name-complex="Arial"/>
    </style:style>
    <style:style style:name="P340" style:parent-style-name="Standard" style:family="paragraph">
      <style:text-properties style:font-name="Arial" style:font-name-complex="Arial"/>
    </style:style>
    <style:style style:name="T341" style:parent-style-name="Absatz-Standardschriftart" style:family="text">
      <style:text-properties style:font-name="Arial" style:font-name-complex="Arial"/>
    </style:style>
    <style:style style:name="P342" style:parent-style-name="Standard" style:family="paragraph">
      <style:text-properties style:font-name="Arial" style:font-name-complex="Arial"/>
    </style:style>
    <style:style style:name="P343" style:parent-style-name="Standard" style:family="paragraph">
      <style:text-properties style:font-name="Arial" style:font-name-complex="Arial"/>
    </style:style>
    <style:style style:name="P344" style:parent-style-name="Standard" style:family="paragraph">
      <style:text-properties style:font-name="Arial" style:font-name-complex="Arial"/>
    </style:style>
    <style:style style:name="P345" style:parent-style-name="Standard" style:family="paragraph">
      <style:text-properties style:font-name="Arial" style:font-name-complex="Arial"/>
    </style:style>
    <style:style style:name="P346" style:parent-style-name="Standard" style:family="paragraph">
      <style:text-properties style:font-name="Arial" style:font-name-complex="Arial"/>
    </style:style>
    <style:style style:name="P347" style:parent-style-name="Standard" style:family="paragraph">
      <style:text-properties style:font-name="Arial" style:font-name-complex="Arial"/>
    </style:style>
    <style:style style:name="P348" style:parent-style-name="Standard" style:family="paragraph">
      <style:text-properties style:font-name="Arial" style:font-name-complex="Arial"/>
    </style:style>
    <style:style style:name="P349" style:parent-style-name="Standard" style:family="paragraph">
      <style:text-properties style:font-name="Arial" style:font-name-complex="Arial"/>
    </style:style>
    <style:style style:name="P350" style:parent-style-name="Standard" style:family="paragraph">
      <style:text-properties style:font-name="Arial" style:font-name-complex="Arial"/>
    </style:style>
    <style:style style:name="P351" style:parent-style-name="Standard" style:family="paragraph">
      <style:text-properties style:font-name="Arial" style:font-name-complex="Arial"/>
    </style:style>
    <style:style style:name="P352" style:parent-style-name="Standard" style:family="paragraph">
      <style:text-properties style:font-name="Arial" style:font-name-complex="Arial"/>
    </style:style>
    <style:style style:name="T353" style:parent-style-name="Absatz-Standardschriftart" style:family="text">
      <style:text-properties style:font-name="Arial" style:font-name-complex="Arial"/>
    </style:style>
    <style:style style:name="T354" style:parent-style-name="Absatz-Standardschriftart" style:family="text">
      <style:text-properties style:font-name="Arial" style:font-name-complex="Arial"/>
    </style:style>
    <style:style style:name="P355" style:parent-style-name="Standard" style:family="paragraph">
      <style:text-properties style:font-name="Arial" style:font-name-complex="Arial"/>
    </style:style>
    <style:style style:name="P356" style:parent-style-name="Standard" style:family="paragraph">
      <style:text-properties style:font-name="Arial" style:font-name-complex="Arial"/>
    </style:style>
    <style:style style:name="P357" style:parent-style-name="Standard" style:family="paragraph">
      <style:text-properties style:font-name="Arial" style:font-name-complex="Arial"/>
    </style:style>
    <style:style style:name="P358" style:parent-style-name="Standard" style:family="paragraph">
      <style:text-properties style:font-name="Arial" style:font-name-complex="Arial"/>
    </style:style>
    <style:style style:name="P359" style:parent-style-name="Standard" style:family="paragraph">
      <style:text-properties style:font-name="Arial" style:font-name-complex="Arial"/>
    </style:style>
    <style:style style:name="P360" style:parent-style-name="Standard" style:family="paragraph">
      <style:text-properties style:font-name="Arial" style:font-name-complex="Arial"/>
    </style:style>
    <style:style style:name="P361" style:parent-style-name="Standard" style:family="paragraph">
      <style:text-properties style:font-name="Arial" style:font-name-complex="Arial"/>
    </style:style>
    <style:style style:name="P362" style:parent-style-name="Standard" style:family="paragraph">
      <style:text-properties style:font-name="Arial" style:font-name-complex="Arial"/>
    </style:style>
    <style:style style:name="T363" style:parent-style-name="Absatz-Standardschriftart" style:family="text">
      <style:text-properties style:font-name="Arial" style:font-name-complex="Arial"/>
    </style:style>
    <style:style style:name="P364" style:parent-style-name="Standard" style:family="paragraph">
      <style:text-properties style:font-name="Arial" style:font-name-complex="Arial"/>
    </style:style>
    <style:style style:name="P365" style:parent-style-name="Standard" style:family="paragraph">
      <style:text-properties style:font-name="Arial" style:font-name-complex="Arial"/>
    </style:style>
    <style:style style:name="P366" style:parent-style-name="Standard" style:family="paragraph">
      <style:text-properties style:font-name="Arial" style:font-name-complex="Arial"/>
    </style:style>
    <style:style style:name="P367" style:parent-style-name="Standard" style:family="paragraph">
      <style:text-properties style:font-name="Arial" style:font-name-complex="Arial"/>
    </style:style>
    <style:style style:name="P368" style:parent-style-name="Standard" style:family="paragraph">
      <style:text-properties style:font-name="Arial" style:font-name-complex="Arial"/>
    </style:style>
    <style:style style:name="P369" style:parent-style-name="Standard" style:family="paragraph">
      <style:text-properties style:font-name="Arial" style:font-name-complex="Arial"/>
    </style:style>
    <style:style style:name="P370" style:parent-style-name="Standard" style:family="paragraph">
      <style:text-properties style:font-name="Arial" style:font-name-complex="Arial"/>
    </style:style>
    <style:style style:name="P371" style:parent-style-name="Standard" style:family="paragraph">
      <style:text-properties style:font-name="Arial" style:font-name-complex="Arial"/>
    </style:style>
    <style:style style:name="P372" style:parent-style-name="Standard" style:family="paragraph">
      <style:text-properties style:font-name="Arial" style:font-name-complex="Arial"/>
    </style:style>
    <style:style style:name="P373" style:parent-style-name="Standard" style:family="paragraph">
      <style:text-properties style:font-name="Arial" style:font-name-complex="Arial"/>
    </style:style>
    <style:style style:name="P374" style:parent-style-name="Standard" style:family="paragraph">
      <style:text-properties style:font-name="Arial" style:font-name-complex="Arial"/>
    </style:style>
    <style:style style:name="T375" style:parent-style-name="Absatz-Standardschriftart" style:family="text">
      <style:text-properties style:font-name="Arial" style:font-name-complex="Arial"/>
    </style:style>
    <style:style style:name="P376" style:parent-style-name="Standard" style:family="paragraph">
      <style:text-properties style:font-name="Arial" style:font-name-complex="Arial"/>
    </style:style>
    <style:style style:name="P377" style:parent-style-name="Standard" style:family="paragraph">
      <style:text-properties style:font-name="Arial" style:font-name-complex="Arial"/>
    </style:style>
    <style:style style:name="P378" style:parent-style-name="Standard" style:family="paragraph">
      <style:text-properties style:font-name="Arial" style:font-name-complex="Arial"/>
    </style:style>
    <style:style style:name="P379" style:parent-style-name="Standard" style:family="paragraph">
      <style:text-properties style:font-name="Arial" style:font-name-complex="Arial"/>
    </style:style>
    <style:style style:name="P380" style:parent-style-name="Standard" style:family="paragraph">
      <style:text-properties style:font-name="Arial" style:font-name-complex="Arial"/>
    </style:style>
    <style:style style:name="P381" style:parent-style-name="Standard" style:family="paragraph">
      <style:text-properties style:font-name="Arial" style:font-name-complex="Arial"/>
    </style:style>
    <style:style style:name="P382" style:parent-style-name="Standard" style:family="paragraph">
      <style:text-properties style:font-name="Arial" style:font-name-complex="Arial"/>
    </style:style>
    <style:style style:name="P383" style:parent-style-name="Standard" style:family="paragraph">
      <style:text-properties style:font-name="Arial" style:font-name-complex="Arial"/>
    </style:style>
    <style:style style:name="T384" style:parent-style-name="Absatz-Standardschriftart" style:family="text">
      <style:text-properties style:font-name="Arial" style:font-name-complex="Arial"/>
    </style:style>
    <style:style style:name="T385" style:parent-style-name="Absatz-Standardschriftart" style:family="text">
      <style:text-properties style:font-name="Arial" style:font-name-complex="Arial"/>
    </style:style>
    <style:style style:name="P386" style:parent-style-name="Standard" style:family="paragraph">
      <style:text-properties style:font-name="Arial" style:font-name-complex="Arial"/>
    </style:style>
    <style:style style:name="P387" style:parent-style-name="Standard" style:family="paragraph">
      <style:text-properties style:font-name="Arial" style:font-name-complex="Arial"/>
    </style:style>
    <style:style style:name="P388" style:parent-style-name="Standard" style:family="paragraph">
      <style:text-properties style:font-name="Arial" style:font-name-complex="Arial"/>
    </style:style>
    <style:style style:name="P389" style:parent-style-name="Standard" style:family="paragraph">
      <style:text-properties style:font-name="Arial" style:font-name-complex="Arial"/>
    </style:style>
    <style:style style:name="P390" style:parent-style-name="Standard" style:family="paragraph">
      <style:text-properties style:font-name="Arial" style:font-name-complex="Arial"/>
    </style:style>
    <style:style style:name="P391" style:parent-style-name="Standard" style:family="paragraph">
      <style:text-properties style:font-name="Arial" style:font-name-complex="Arial"/>
    </style:style>
    <style:style style:name="P392" style:parent-style-name="Standard" style:family="paragraph">
      <style:text-properties style:font-name="Arial" style:font-name-complex="Arial"/>
    </style:style>
    <style:style style:name="P393" style:parent-style-name="Standard" style:family="paragraph">
      <style:text-properties style:font-name="Arial" style:font-name-complex="Arial"/>
    </style:style>
    <style:style style:name="P394" style:parent-style-name="Standard" style:family="paragraph">
      <style:text-properties style:font-name="Arial" style:font-name-complex="Arial"/>
    </style:style>
    <style:style style:name="P395" style:parent-style-name="Standard" style:family="paragraph">
      <style:text-properties style:font-name="Arial" style:font-name-complex="Arial"/>
    </style:style>
    <style:style style:name="P396" style:parent-style-name="Standard" style:family="paragraph">
      <style:text-properties style:font-name="Arial" style:font-name-complex="Arial"/>
    </style:style>
    <style:style style:name="T397" style:parent-style-name="Absatz-Standardschriftart" style:family="text">
      <style:text-properties style:font-name="Arial" style:font-name-complex="Arial"/>
    </style:style>
    <style:style style:name="P398" style:parent-style-name="Standard" style:family="paragraph">
      <style:text-properties style:font-name="Arial" style:font-name-complex="Arial"/>
    </style:style>
    <style:style style:name="P399" style:parent-style-name="Standard" style:family="paragraph">
      <style:text-properties style:font-name="Arial" style:font-name-complex="Arial"/>
    </style:style>
    <style:style style:name="P400" style:parent-style-name="Standard" style:family="paragraph">
      <style:text-properties style:font-name="Arial" style:font-name-complex="Arial"/>
    </style:style>
    <style:style style:name="P401" style:parent-style-name="Standard" style:family="paragraph">
      <style:text-properties style:font-name="Arial" style:font-name-complex="Arial"/>
    </style:style>
    <style:style style:name="P402" style:parent-style-name="Standard" style:family="paragraph">
      <style:text-properties style:font-name="Arial" style:font-name-complex="Arial"/>
    </style:style>
    <style:style style:name="P403" style:parent-style-name="Standard" style:family="paragraph">
      <style:text-properties style:font-name="Arial" style:font-name-complex="Arial"/>
    </style:style>
    <style:style style:name="P404" style:parent-style-name="Standard" style:family="paragraph">
      <style:text-properties style:font-name="Arial" style:font-name-complex="Arial"/>
    </style:style>
    <style:style style:name="P405" style:parent-style-name="Standard" style:family="paragraph">
      <style:text-properties style:font-name="Arial" style:font-name-complex="Arial"/>
    </style:style>
    <style:style style:name="T406" style:parent-style-name="Absatz-Standardschriftart" style:family="text">
      <style:text-properties style:font-name="Arial" style:font-name-complex="Arial"/>
    </style:style>
    <style:style style:name="T407" style:parent-style-name="Absatz-Standardschriftart" style:family="text">
      <style:text-properties style:font-name="Arial" style:font-name-complex="Arial"/>
    </style:style>
    <style:style style:name="P408" style:parent-style-name="Standard" style:family="paragraph">
      <style:text-properties style:font-name="Arial" style:font-name-complex="Arial"/>
    </style:style>
    <style:style style:name="P409" style:parent-style-name="Standard" style:family="paragraph">
      <style:text-properties style:font-name="Arial" style:font-name-complex="Arial"/>
    </style:style>
    <style:style style:name="P410" style:parent-style-name="Standard" style:family="paragraph">
      <style:text-properties style:font-name="Arial" style:font-name-complex="Arial"/>
    </style:style>
    <style:style style:name="P411" style:parent-style-name="Standard" style:family="paragraph">
      <style:text-properties style:font-name="Arial" style:font-name-complex="Arial"/>
    </style:style>
    <style:style style:name="P412" style:parent-style-name="Standard" style:family="paragraph">
      <style:text-properties style:font-name="Arial" style:font-name-complex="Arial"/>
    </style:style>
    <style:style style:name="P413" style:parent-style-name="Standard" style:family="paragraph">
      <style:text-properties style:font-name="Arial" style:font-name-complex="Arial"/>
    </style:style>
    <style:style style:name="P414" style:parent-style-name="Standard" style:family="paragraph">
      <style:text-properties style:font-name="Arial" style:font-name-complex="Arial"/>
    </style:style>
    <style:style style:name="P415" style:parent-style-name="Standard" style:family="paragraph">
      <style:text-properties style:font-name="Arial" style:font-name-complex="Arial"/>
    </style:style>
    <style:style style:name="P416" style:parent-style-name="Standard" style:family="paragraph">
      <style:text-properties style:font-name="Arial" style:font-name-complex="Arial"/>
    </style:style>
    <style:style style:name="T417" style:parent-style-name="Absatz-Standardschriftart" style:family="text">
      <style:text-properties style:font-name="Arial" style:font-name-complex="Arial"/>
    </style:style>
    <style:style style:name="T418" style:parent-style-name="Absatz-Standardschriftart" style:family="text">
      <style:text-properties style:font-name="Arial" style:font-name-complex="Arial"/>
    </style:style>
    <style:style style:name="P419" style:parent-style-name="Standard" style:family="paragraph">
      <style:text-properties style:font-name="Arial" style:font-name-complex="Arial"/>
    </style:style>
    <style:style style:name="P420" style:parent-style-name="Standard" style:family="paragraph">
      <style:text-properties style:font-name="Arial" style:font-name-complex="Arial"/>
    </style:style>
    <style:style style:name="P421" style:parent-style-name="Standard" style:family="paragraph">
      <style:text-properties style:font-name="Arial" style:font-name-complex="Arial"/>
    </style:style>
    <style:style style:name="P422" style:parent-style-name="Standard" style:family="paragraph">
      <style:text-properties style:font-name="Arial" style:font-name-complex="Arial"/>
    </style:style>
    <style:style style:name="P423" style:parent-style-name="Standard" style:family="paragraph">
      <style:text-properties style:font-name="Arial" style:font-name-complex="Arial"/>
    </style:style>
    <style:style style:name="P424" style:parent-style-name="Standard" style:family="paragraph">
      <style:text-properties style:font-name="Arial" style:font-name-complex="Arial"/>
    </style:style>
    <style:style style:name="P425" style:parent-style-name="Standard" style:family="paragraph">
      <style:text-properties style:font-name="Arial" style:font-name-complex="Arial"/>
    </style:style>
    <style:style style:name="P426" style:parent-style-name="Standard" style:family="paragraph">
      <style:text-properties style:font-name="Arial" style:font-name-complex="Arial"/>
    </style:style>
    <style:style style:name="P427" style:parent-style-name="Standard" style:family="paragraph">
      <style:text-properties style:font-name="Arial" style:font-name-complex="Arial"/>
    </style:style>
    <style:style style:name="P428" style:parent-style-name="Standard" style:family="paragraph">
      <style:text-properties style:font-name="Arial" style:font-name-complex="Arial"/>
    </style:style>
    <style:style style:name="P429" style:parent-style-name="Standard" style:family="paragraph">
      <style:text-properties style:font-name="Arial" style:font-name-complex="Arial"/>
    </style:style>
    <style:style style:name="P430" style:parent-style-name="Standard" style:family="paragraph">
      <style:text-properties style:font-name="Arial" style:font-name-complex="Arial"/>
    </style:style>
    <style:style style:name="T431" style:parent-style-name="Absatz-Standardschriftart" style:family="text">
      <style:text-properties style:font-name="Arial" style:font-name-complex="Arial"/>
    </style:style>
    <style:style style:name="P432" style:parent-style-name="Standard" style:family="paragraph">
      <style:text-properties style:font-name="Arial" style:font-name-complex="Arial"/>
    </style:style>
    <style:style style:name="P433" style:parent-style-name="Standard" style:family="paragraph">
      <style:text-properties style:font-name="Arial" style:font-name-complex="Arial"/>
    </style:style>
    <style:style style:name="P434" style:parent-style-name="Standard" style:family="paragraph">
      <style:text-properties style:font-name="Arial" style:font-name-complex="Arial"/>
    </style:style>
    <style:style style:name="P435" style:parent-style-name="Standard" style:family="paragraph">
      <style:text-properties style:font-name="Arial" style:font-name-complex="Arial"/>
    </style:style>
    <style:style style:name="P436" style:parent-style-name="Standard" style:family="paragraph">
      <style:text-properties style:font-name="Arial" style:font-name-complex="Arial"/>
    </style:style>
    <style:style style:name="P437" style:parent-style-name="Standard" style:family="paragraph">
      <style:text-properties style:font-name="Arial" style:font-name-complex="Arial"/>
    </style:style>
    <style:style style:name="P438" style:parent-style-name="Standard" style:family="paragraph">
      <style:text-properties style:font-name="Arial" style:font-name-complex="Arial"/>
    </style:style>
    <style:style style:name="P439" style:parent-style-name="Standard" style:family="paragraph">
      <style:text-properties style:font-name="Arial" style:font-name-complex="Arial"/>
    </style:style>
    <style:style style:name="P440" style:parent-style-name="Standard" style:family="paragraph">
      <style:text-properties style:font-name="Arial" style:font-name-complex="Arial"/>
    </style:style>
    <style:style style:name="P441" style:parent-style-name="Standard" style:family="paragraph">
      <style:text-properties style:font-name="Arial" style:font-name-complex="Arial"/>
    </style:style>
    <style:style style:name="P442" style:parent-style-name="Standard" style:family="paragraph">
      <style:text-properties style:font-name="Arial" style:font-name-complex="Arial"/>
    </style:style>
    <style:style style:name="T443" style:parent-style-name="Absatz-Standardschriftart" style:family="text">
      <style:text-properties style:font-name="Arial" style:font-name-complex="Arial"/>
    </style:style>
    <style:style style:name="P444" style:parent-style-name="Standard" style:family="paragraph">
      <style:text-properties style:font-name="Arial" style:font-name-complex="Arial"/>
    </style:style>
    <style:style style:name="T445" style:parent-style-name="Absatz-Standardschriftart" style:family="text">
      <style:text-properties style:font-name="Arial" style:font-name-complex="Arial"/>
    </style:style>
    <style:style style:name="P446" style:parent-style-name="Standard" style:family="paragraph">
      <style:text-properties style:font-name="Arial" style:font-name-complex="Arial"/>
    </style:style>
    <style:style style:name="T447" style:parent-style-name="Absatz-Standardschriftart" style:family="text">
      <style:text-properties style:font-name="Arial" style:font-name-complex="Arial"/>
    </style:style>
    <style:style style:name="P448" style:parent-style-name="Standard" style:family="paragraph">
      <style:text-properties style:font-name="Arial" style:font-name-complex="Arial"/>
    </style:style>
    <style:style style:name="P449" style:parent-style-name="Standard" style:family="paragraph">
      <style:text-properties style:font-name="Arial" style:font-name-complex="Arial"/>
    </style:style>
    <style:style style:name="P450" style:parent-style-name="Standard" style:family="paragraph">
      <style:text-properties style:font-name="Arial" style:font-name-complex="Arial"/>
    </style:style>
    <style:style style:name="P451" style:parent-style-name="Standard" style:family="paragraph">
      <style:text-properties style:font-name="Arial" style:font-name-complex="Arial"/>
    </style:style>
    <style:style style:name="P452" style:parent-style-name="Standard" style:family="paragraph">
      <style:text-properties style:font-name="Arial" style:font-name-complex="Arial"/>
    </style:style>
    <style:style style:name="P453" style:parent-style-name="Standard" style:family="paragraph">
      <style:text-properties style:font-name="Arial" style:font-name-complex="Arial"/>
    </style:style>
    <style:style style:name="P454" style:parent-style-name="Standard" style:family="paragraph">
      <style:text-properties style:font-name="Arial" style:font-name-complex="Arial"/>
    </style:style>
    <style:style style:name="P455" style:parent-style-name="Standard" style:family="paragraph">
      <style:paragraph-properties fo:break-before="page"/>
    </style:style>
    <style:style style:name="T456" style:parent-style-name="Absatz-Standardschriftart" style:family="text">
      <style:text-properties style:font-name="Arial" style:font-name-complex="Arial" fo:font-weight="bold" style:font-weight-asian="bold"/>
    </style:style>
    <style:style style:name="P457" style:parent-style-name="Standard" style:family="paragraph">
      <style:text-properties style:font-name="Arial" style:font-name-complex="Arial"/>
    </style:style>
    <style:style style:name="P458" style:parent-style-name="Standard" style:family="paragraph">
      <style:text-properties style:font-name="Arial" style:font-name-complex="Arial"/>
    </style:style>
    <style:style style:name="P459" style:parent-style-name="Standard" style:family="paragraph">
      <style:text-properties style:font-name="Arial" style:font-name-complex="Arial"/>
    </style:style>
    <style:style style:name="P460" style:parent-style-name="Standard" style:family="paragraph">
      <style:text-properties style:font-name="Arial" style:font-name-complex="Arial"/>
    </style:style>
    <style:style style:name="P461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462" style:parent-style-name="Standard" style:family="paragraph">
      <style:text-properties style:font-name="Arial" style:font-name-complex="Arial"/>
    </style:style>
    <style:style style:name="P463" style:parent-style-name="Standard" style:family="paragraph">
      <style:text-properties style:font-name="Arial" style:font-name-complex="Arial"/>
    </style:style>
    <style:style style:name="P464" style:parent-style-name="Standard" style:family="paragraph">
      <style:text-properties style:font-name="Arial" style:font-name-complex="Arial"/>
    </style:style>
    <style:style style:name="P465" style:parent-style-name="Standard" style:family="paragraph">
      <style:text-properties style:font-name="Arial" style:font-name-complex="Arial"/>
    </style:style>
    <style:style style:name="P466" style:parent-style-name="Standard" style:family="paragraph">
      <style:text-properties style:font-name="Arial" style:font-name-complex="Arial"/>
    </style:style>
    <style:style style:name="P467" style:parent-style-name="Standard" style:family="paragraph">
      <style:text-properties style:font-name="Arial" style:font-name-complex="Arial"/>
    </style:style>
  </office:automatic-styles>
  <office:body>
    <office:text text:use-soft-page-breaks="true">
      <text:p text:style-name="P1">Pferdefütterung Module</text:p>
      <text:p text:style-name="P2"/>
      <text:p text:style-name="P3">Modul Menü</text:p>
      <text:p text:style-name="P4"/>
      <text:p text:style-name="P5">2 Systemdaten</text:p>
      <text:p text:style-name="Standard"><text:span text:style-name="T6">1 Systemtabelle pflegen</text:span></text:p>
      <text:p text:style-name="P7">Über die Pfeiltasten kann man durch die Daten Scrollen. Über die Taste Enter wird in den Änderungsmodus<text:s/>gewechselt und der vorhandene Wert kann überschrieben werden.</text:p>
      <text:p text:style-name="Standard"><text:span text:style-name="T8">2 Einstellen der Uhrzeit</text:span></text:p>
      <text:p text:style-name="P9">Automatische Zeit?</text:p>
      <text:p text:style-name="Standard"><text:span text:style-name="T10">3 Manueller Zyklusstart</text:span></text:p>
      <text:p text:style-name="Standard"><text:span text:style-name="T11">Durch Enter auf dem Menuepunkt 3 wird der Zyklus nach vorheriger Rückfrage gelöscht. Quittierung mit Enter</text:span></text:p>
      <text:p text:style-name="Standard"><text:span text:style-name="T12">3 Tests</text:span></text:p>
      <text:p text:style-name="P13">1 Kraftfutter</text:p>
      <text:p text:style-name="P14">Durch Enter auf dem entsprechenden Menuepunkt wird der Test nach vorheriger Rückfrage gestartet. Quittierung mit Enter</text:p>
      <text:p text:style-name="P15">1 Auswurf Futter1</text:p>
      <text:p text:style-name="P16">2 Auswurf Futter2</text:p>
      <text:p text:style-name="P17">3 Auswurf Futter3</text:p>
      <text:p text:style-name="P18">4 Auswurf Futter4</text:p>
      <text:p text:style-name="P19">2 Raufutter</text:p>
      <text:p text:style-name="P20">Durch Enter auf dem entsprechenden Menuepunkt wird<text:s/>der Test nach vorheriger Rückfrage gestartet. Quittierung mit Enter</text:p>
      <text:p text:style-name="Standard"><text:span text:style-name="T21">1 Öffnen / Schließen Schieber1</text:span></text:p>
      <text:p text:style-name="Standard"><text:span text:style-name="T22">2 Öffnen / Schließen Schieber2</text:span></text:p>
      <text:p text:style-name="Standard"><text:span text:style-name="T23">3 Öffnen / Schließen Schieber3</text:span></text:p>
      <text:p text:style-name="Standard"><text:span text:style-name="T24">4 Öffnen / Schließen Schieber4</text:span></text:p>
      <text:p text:style-name="P25">3 Sonstiges</text:p>
      <text:p text:style-name="P26">Durch Enter auf dem entsprechenden Menuepunkt wird<text:s/>der Test nach vorheriger Rückfrage gestartet. Quittierung mit Enter</text:p>
      <text:p text:style-name="Standard"><text:span text:style-name="T27">1 Öffnen Selektionstor</text:span></text:p>
      <text:p text:style-name="Standard"><text:span text:style-name="T28">2 Transpondererkennung</text:span></text:p>
      <text:p text:style-name="P29">3 Quittierung Betriebsstörungen</text:p>
      <text:p text:style-name="P30"/>
      <text:p text:style-name="P31"/>
      <text:p text:style-name="P32">Modul Bildschirmschoner</text:p>
      <text:p text:style-name="P33"/>
      <text:p text:style-name="Standard"><text:span text:style-name="T34">Im Modul Bildschirmschoner wird nachgeschaut, ob es Fehler gegeben hat.<text:s/></text:span><text:span text:style-name="T35">Der Bildschirm erhält</text:span><text:span text:style-name="T36"><text:s/></text:span><text:span text:style-name="T37">im Ruhezustand des Gerätes<text:s/></text:span><text:span text:style-name="T38">eine entsprechende Meldung.</text:span></text:p>
      <text:p text:style-name="P39"/>
      <text:p text:style-name="P40">if:</text:p>
      <text:p text:style-name="P41"><text:tab/>Keine Aktivität seit AutoLogOff AND Tabelle Anlagenprotokoll einen Datensatz enthält, der nicht quittiert ist</text:p>
      <text:p text:style-name="P42">Anzeige: „Es sind Fehler aufgetreten“</text:p>
      <text:p text:style-name="P43">elif:</text:p>
      <text:p text:style-name="P44">Keine Aktivität seit AutoLogOff</text:p>
      <text:p text:style-name="P45"><text:span text:style-name="T46">Anzeige: „Syste</text:span><text:span text:style-name="T47">m läuft fehlerfrei“</text:span></text:p>
      <text:p text:style-name="P48">else:</text:p>
      <text:p text:style-name="P49"><text:tab/>Anzeige Hauptmenue</text:p>
      <text:p text:style-name="P50"><text:tab/>Bildschirm Hintergrundbeleuchtung aus (zu klären ob das geht)</text:p>
      <text:p text:style-name="P51"/>
      <text:p text:style-name="P52"/>
      <text:p text:style-name="P53"/>
      <text:p text:style-name="P54"/>
      <text:p text:style-name="P55">Gut wäre eine Funktion die die Meldung über den Bildschirm „verschiebt“ um ein Einbrennen der Meldungen zu vermeiden.</text:p>
      <text:soft-page-break/>
      <text:p text:style-name="P56">Modul Pferde</text:p>
      <text:p text:style-name="P57"/>
      <text:p text:style-name="P58">Nur die in der Tabelle fett gedruckten Spalten werden zur Pflege angezeigt</text:p>
      <text:p text:style-name="P59">Der Parameter Verzögerung muss auf 59 sec limitiert werden, da sonst Kollision mit Schutzzeit möglich.</text:p>
      <text:p text:style-name="P60"/>
      <text:p text:style-name="P61">Tabelle n Zeilen x Spalten</text:p>
      <text:p text:style-name="P62"/>
      <text:p text:style-name="P63">Spalten:</text:p>
      <text:p text:style-name="P64"/>
      <text:p text:style-name="P65">Pferdenummer<text:tab/>2<text:tab/>integer<text:tab/>1-99</text:p>
      <text:p text:style-name="P66">Pferdename<text:tab/>20<text:tab/>alphanumerisch<text:tab/>Text</text:p>
      <text:p text:style-name="P67">Transpondernummer<text:tab/>20<text:tab/>numerisch<text:tab/>long integer</text:p>
      <text:p text:style-name="P68"><text:bookmark-start text:name="OLE_LINK1"/>Futter1Zuteilung<text:tab/>4<text:tab/>dezimal<text:s/><text:tab/>0,000-9,999 kg</text:p>
      <text:p text:style-name="Standard"><text:span text:style-name="T69">Futter1abgerufenHeute</text:span><text:span text:style-name="T70"><text:tab/>4</text:span><text:span text:style-name="T71"><text:tab/>dezimal<text:s/></text:span><text:span text:style-name="T72"><text:tab/>0,000-9,999 kg</text:span></text:p>
      <text:p text:style-name="P73"><text:bookmark-end text:name="OLE_LINK1"/>Futter1letzteZuteilung<text:tab/>6<text:tab/>time<text:s/><text:tab/>0:00:00-23:59:59</text:p>
      <text:p text:style-name="P74">Futter1abgerufenGestern<text:tab/>4<text:tab/>dezimal<text:s/><text:tab/>0,000-9,999 kg</text:p>
      <text:p text:style-name="P75">Futter2Zuteilung<text:tab/>4<text:tab/>dezimal<text:s/><text:tab/>0,000-9,999 kg</text:p>
      <text:p text:style-name="Standard"><text:span text:style-name="T76">Futter2abgerufenHeute</text:span><text:span text:style-name="T77"><text:tab/>4</text:span><text:span text:style-name="T78"><text:tab/>dezimal</text:span><text:span text:style-name="T79"><text:s/></text:span><text:span text:style-name="T80"><text:tab/>0,000-9,999 kg</text:span></text:p>
      <text:p text:style-name="P81">Futter2letzteZuteilung<text:tab/>6<text:tab/>time<text:s/><text:tab/>0:00:00-23:59:59</text:p>
      <text:p text:style-name="P82">Futter2abgerufenGestern<text:tab/>4<text:tab/>dezimal<text:s/><text:tab/>0,000-9,999 kg</text:p>
      <text:p text:style-name="P83">Futter3Zuteilung<text:tab/>4<text:tab/>dezimal<text:s/><text:tab/>0,000-9,999 kg</text:p>
      <text:p text:style-name="Standard"><text:span text:style-name="T84">Futter3abgerufenHeute</text:span><text:span text:style-name="T85"><text:tab/>4</text:span><text:span text:style-name="T86"><text:tab/>dezimal<text:s/></text:span><text:span text:style-name="T87"><text:tab/>0,000-9,999 kg</text:span></text:p>
      <text:p text:style-name="P88">Futter3letzteZuteilung<text:tab/>6<text:tab/>time<text:s/><text:tab/>0:00:00-23:59:59</text:p>
      <text:p text:style-name="P89">Futter3abgerufenGestern<text:tab/>4<text:tab/>dezimal<text:s/><text:tab/>0,000-9,999 kg</text:p>
      <text:p text:style-name="P90">Futter4Zuteilung<text:tab/>4<text:tab/>dezimal<text:s/><text:tab/>0,000-9,999 kg</text:p>
      <text:p text:style-name="Standard"><text:span text:style-name="T91">Futter4abgerufenHeute</text:span><text:span text:style-name="T92"><text:tab/>4</text:span><text:span text:style-name="T93"><text:tab/>dezimal<text:s/></text:span><text:span text:style-name="T94"><text:tab/>0,000-9,999 kg</text:span></text:p>
      <text:p text:style-name="P95">Futter4letzteZuteilung<text:tab/>6<text:tab/>time<text:s/><text:tab/>0:00:00-23:59:59</text:p>
      <text:p text:style-name="P96">Futter4abgerufenGestern<text:tab/>4<text:tab/>dezimal<text:s/><text:tab/>0,000-9,999 kg</text:p>
      <text:p text:style-name="P97">MengeInAktuellerStunde<text:tab/>3<text:tab/>integer<text:tab/>0-999 g</text:p>
      <text:p text:style-name="P98">Verzoegerung<text:tab/>2<text:tab/>time<text:s/><text:tab/>1-59 sec</text:p>
      <text:p text:style-name="Standard"><text:span text:style-name="T99">Raufutterminuten1Zuteilung</text:span><text:span text:style-name="T100"><text:tab/>3</text:span><text:span text:style-name="T101"><text:tab/>time<text:s/></text:span><text:span text:style-name="T102"><text:tab/>1-999 min</text:span></text:p>
      <text:p text:style-name="Standard"><text:span text:style-name="T103">Raufutterminuten1abgerufenHeute</text:span><text:span text:style-name="T104"><text:tab/>3</text:span><text:span text:style-name="T105"><text:tab/>time<text:s/></text:span><text:span text:style-name="T106"><text:tab/>1-999 min</text:span></text:p>
      <text:p text:style-name="Standard"><text:span text:style-name="T107">Raufutterminuten1letzteZuteilung</text:span><text:span text:style-name="T108"><text:tab/>6</text:span><text:span text:style-name="T109"><text:tab/>time<text:s/></text:span><text:span text:style-name="T110"><text:tab/>0:00:00-23:59:59</text:span></text:p>
      <text:p text:style-name="Standard"><text:span text:style-name="T111">Raufutterminuten1abgerufenGestern</text:span><text:span text:style-name="T112"><text:tab/>3</text:span><text:span text:style-name="T113"><text:tab/>time<text:s/></text:span><text:span text:style-name="T114"><text:tab/>1-999 min</text:span></text:p>
      <text:p text:style-name="Standard"><text:span text:style-name="T115">Raufutterminuten2Zuteilung</text:span><text:span text:style-name="T116"><text:tab/>3</text:span><text:span text:style-name="T117"><text:tab/>time<text:s/></text:span><text:span text:style-name="T118"><text:tab/>1-999 min</text:span></text:p>
      <text:p text:style-name="Standard"><text:span text:style-name="T119">Raufutterminuten2abgerufenHeute</text:span><text:span text:style-name="T120"><text:tab/>3</text:span><text:span text:style-name="T121"><text:tab/>time<text:s/></text:span><text:span text:style-name="T122"><text:tab/>1-999 min</text:span></text:p>
      <text:p text:style-name="Standard"><text:span text:style-name="T123">Raufutterminuten2letzteZuteilung</text:span><text:span text:style-name="T124"><text:tab/>6</text:span><text:span text:style-name="T125"><text:tab/>time<text:s/></text:span><text:span text:style-name="T126"><text:tab/>0:00:00-23:59:59</text:span></text:p>
      <text:p text:style-name="Standard"><text:span text:style-name="T127">Raufutterminuten2abgerufenGestern</text:span><text:span text:style-name="T128"><text:tab/>3</text:span><text:span text:style-name="T129"><text:tab/>time<text:s/></text:span><text:span text:style-name="T130"><text:tab/>1-999 min</text:span></text:p>
      <text:p text:style-name="Standard"><text:span text:style-name="T131">DurchgangSelektionstor</text:span><text:span text:style-name="T132"><text:tab/>1</text:span><text:span text:style-name="T133"><text:tab/>false / true</text:span></text:p>
      <text:p text:style-name="P134">LetzterBesuchSelektion <text:s/><text:tab/>6<text:tab/>time<text:s/><text:tab/>0:00:00-23:59:59</text:p>
      <text:p text:style-name="P135"/>
      <text:p text:style-name="P136"/>
      <text:p text:style-name="P137">Pflege der Tabelle (fertiges Modul?)</text:p>
      <text:p text:style-name="P138"/>
      <text:p text:style-name="P139"/>
      <text:soft-page-break/>
      <text:p text:style-name="P140">Modul Systemdaten</text:p>
      <text:p text:style-name="P141"/>
      <text:p text:style-name="P142">Nur die in der Tabelle fett gedruckten Spalten werden zur Pflege angezeigt</text:p>
      <text:p text:style-name="P143"/>
      <text:p text:style-name="P144">Tabelle 1 Zeile x Spalten</text:p>
      <text:p text:style-name="P145"/>
      <text:p text:style-name="P146">Spalten:</text:p>
      <text:p text:style-name="P147"/>
      <text:p text:style-name="Standard"><text:span text:style-name="T148">Art der Maschine</text:span><text:span text:style-name="T149"><text:tab/>1</text:span><text:span text:style-name="T150"><text:tab/>integer</text:span><text:span text:style-name="T151"><text:tab/>1= KF 2=RAU 3= SEL</text:span></text:p>
      <text:p text:style-name="P152">Futter1Name<text:tab/>20<text:tab/>alphanumerisch<text:tab/>Text</text:p>
      <text:p text:style-name="P153">Futter1Kalibierung<text:tab/>2<text:tab/>integer<text:s/><text:tab/>0-99 g</text:p>
      <text:p text:style-name="P154">BlockadezeitMotor1<text:tab/>1<text:tab/>time<text:s/><text:tab/>1-9 sec</text:p>
      <text:p text:style-name="P155">BlockadeMotor1<text:tab/>1<text:tab/>false / true<text:tab/>true = Fehler</text:p>
      <text:p text:style-name="P156">Futter2Name<text:tab/>20<text:tab/>alphanumerisch<text:tab/>Text</text:p>
      <text:p text:style-name="P157">Futter2Kalibierung<text:tab/>2<text:tab/>integer<text:s/><text:tab/>0-99 g</text:p>
      <text:p text:style-name="P158">BlockadezeitMotor2<text:tab/>1<text:tab/>time<text:s/><text:tab/>1-9<text:s/>sec</text:p>
      <text:p text:style-name="P159">BlockadeMotor2<text:tab/>1<text:tab/>false / true<text:tab/>true = Fehler</text:p>
      <text:p text:style-name="P160">Futter3Name<text:tab/>20<text:tab/>alphanumerisch<text:tab/>Text</text:p>
      <text:p text:style-name="P161">Futter3Kalibierung<text:tab/>2<text:tab/>integer<text:s/><text:tab/>0-99 g</text:p>
      <text:p text:style-name="P162">BlockadezeitMotor3<text:tab/>1<text:tab/>time<text:s/><text:tab/>1-9 sec</text:p>
      <text:p text:style-name="P163">BlockadeMotor3<text:tab/>1<text:tab/>false / true<text:tab/>true = Fehler</text:p>
      <text:p text:style-name="P164">Futter4Name<text:tab/>20<text:tab/>alphanumerisch<text:tab/>Text</text:p>
      <text:p text:style-name="P165">Futter4Kalibierung<text:tab/>2<text:tab/>integer<text:s/><text:tab/>0-99 g</text:p>
      <text:p text:style-name="P166">BlockadezeitMotor4<text:tab/>1<text:tab/>time<text:s/><text:tab/>1-9 sec</text:p>
      <text:p text:style-name="P167">BlockadeMotor4<text:tab/>1<text:tab/>false / true<text:tab/>true = Fehler</text:p>
      <text:p text:style-name="P168">BlockadezeitNachlaufsperre<text:tab/>1<text:tab/>time<text:s/><text:tab/>1-9 sec</text:p>
      <text:p text:style-name="P169">BlockadeMotorNachlaufsperre<text:tab/>1<text:tab/>false / true<text:tab/>true = Fehler</text:p>
      <text:p text:style-name="P170">BlockadezeitSchieber1<text:tab/>2<text:tab/>time<text:s/><text:tab/>1-99 sec</text:p>
      <text:p text:style-name="P171">BlockadeSchieber1<text:tab/>1<text:tab/>false / true<text:tab/>true = Fehler</text:p>
      <text:p text:style-name="P172">BlockadezeitSchieber2<text:tab/>2<text:tab/>time<text:s/><text:tab/>1-99 sec</text:p>
      <text:p text:style-name="P173">BlockadeSchieber2<text:tab/>1<text:tab/>false / true<text:tab/>true = Fehler</text:p>
      <text:p text:style-name="P174">BlockadezeitSchieber3<text:tab/>2<text:tab/>time<text:s/><text:tab/>1-99 sec</text:p>
      <text:p text:style-name="P175">BlockadeSchieber3<text:tab/>1<text:tab/>false / true<text:tab/>true = Fehler</text:p>
      <text:p text:style-name="P176">BlockadezeitSchieber4<text:tab/>2<text:tab/>time<text:s/><text:tab/>1-99 sec</text:p>
      <text:p text:style-name="P177">BlockadeSchieber4<text:tab/>1<text:tab/>false / true<text:tab/>true = Fehler</text:p>
      <text:p text:style-name="P178">BlockadezeitSelektion1<text:tab/>2<text:tab/>time<text:s/><text:tab/>1-99 sec</text:p>
      <text:p text:style-name="P179">BlockadeSelektion1<text:tab/>1<text:tab/>false / true<text:tab/>true = Fehler</text:p>
      <text:p text:style-name="P180">MaximaleMengeH<text:tab/>3<text:tab/>integer<text:tab/>0-999g</text:p>
      <text:p text:style-name="P181">ZeitohneErkennung<text:tab/>2<text:tab/>time<text:s/><text:tab/>1-99 sec</text:p>
      <text:p text:style-name="P182">LetzteErkennung<text:tab/>6<text:tab/>time<text:s/><text:tab/>0:00:00-23:59:59</text:p>
      <text:p text:style-name="Standard"><text:span text:style-name="T183">Schutzzeit</text:span><text:span text:style-name="T184"><text:tab/>3</text:span><text:span text:style-name="T185"><text:tab/>time</text:span><text:span text:style-name="T186"><text:tab/>1-999 sec</text:span></text:p>
      <text:p text:style-name="P187">BeginnSchutzzeit<text:tab/>6<text:tab/>time<text:s/><text:tab/>0:00:00-23:59:59</text:p>
      <text:p text:style-name="P188">Verteilzeit<text:tab/>2<text:tab/>time<text:s/><text:tab/>1-24 h</text:p>
      <text:p text:style-name="P189">Zyklusstart<text:tab/>6<text:tab/>time<text:s/><text:tab/>0:00:00-23:59:59</text:p>
      <text:p text:style-name="P190">Alarmschwelle<text:tab/>2<text:tab/>integer<text:tab/>0-99%</text:p>
      <text:p text:style-name="P191"/>
      <text:p text:style-name="P192">Pflege der Tabelle (fertiges Modul?)</text:p>
      <text:p text:style-name="P193"/>
      <text:p text:style-name="P194"/>
      <text:p text:style-name="Standard"><text:span text:style-name="T195">Modul Einstellen der Uhrzeit</text:span></text:p>
      <text:p text:style-name="P196"/>
      <text:p text:style-name="P197"/>
      <text:p text:style-name="P198">Manueller Zyklusstart im Menü ausgewählt</text:p>
      <text:p text:style-name="Standard"><text:span text:style-name="T199"></text:span><text:span text:style-name="T200"><text:s/>Starte<text:s/></text:span><text:span text:style-name="T201">Unterprogramm Zyklusstart</text:span></text:p>
      <text:p text:style-name="P202"/>
      <text:p text:style-name="P203">Unterprogramm Maximale Futtermenge je Stunde</text:p>
      <text:p text:style-name="P204"/>
      <text:p text:style-name="P205">WENN</text:p>
      <text:p text:style-name="P206">Stundengrenze erreicht ist:</text:p>
      <text:p text:style-name="P207">DANN</text:p>
      <text:p text:style-name="P208">Für alle Pferde:</text:p>
      <text:p text:style-name="P209">Lösche MengeInAktuellerStunde</text:p>
      <text:p text:style-name="P210">ELSE</text:p>
      <text:p text:style-name="P211"><text:tab/>Mache nichts</text:p>
      <text:p text:style-name="P212"/>
      <text:p text:style-name="P213">Unterprogramm Zyklusstart</text:p>
      <text:p text:style-name="P214"/>
      <text:p text:style-name="P215">WENN</text:p>
      <text:p text:style-name="P216">Zyklusstartzeit erreicht ist:</text:p>
      <text:p text:style-name="P217">DANN</text:p>
      <text:p text:style-name="P218">Für alle Pferde:</text:p>
      <text:p text:style-name="P219">Lösche Futter1abgerufenGestern</text:p>
      <text:p text:style-name="P220">Lösche Futter2abgerufenGestern</text:p>
      <text:p text:style-name="P221">Lösche Futter3abgerufenGestern</text:p>
      <text:p text:style-name="P222">Lösche Futter4abgerufenGestern</text:p>
      <text:p text:style-name="P223">Lösche Raufutterminuten1abgerufenGestern</text:p>
      <text:p text:style-name="P224">Lösche Raufutterminuten2abgerufenGestern</text:p>
      <text:p text:style-name="P225">Kopiere Futter1abgerufenHeute nach<text:s/>Futter1abgerufenGestern</text:p>
      <text:p text:style-name="P226">Kopiere Futter2abgerufenHeute nach Futter2abgerufenGestern</text:p>
      <text:p text:style-name="P227">Kopiere Futter3abgerufenHeute nach Futter3abgerufenGestern</text:p>
      <text:p text:style-name="P228">Kopiere Futter4abgerufenHeute nach Futter4abgerufenGestern</text:p>
      <text:p text:style-name="P229">Kopiere Raufutterminuten1abgerufenHeute nach Raufutterminuten1abgerufenGestern</text:p>
      <text:p text:style-name="P230">Kopiere Raufutterminuten2abgerufenHeute nach Raufutterminuten2abgerufenGestern</text:p>
      <text:p text:style-name="P231">ELSE</text:p>
      <text:p text:style-name="P232"><text:tab/>Mache nichts</text:p>
      <text:p text:style-name="P233"/>
      <text:soft-page-break/>
      <text:p text:style-name="P234">Modul Tests</text:p>
      <text:p text:style-name="P235"/>
      <text:p text:style-name="P236">Die hier programmierten Tests sind gleichzeitig die Bausteine für den Betrieb</text:p>
      <text:p text:style-name="P237"/>
      <text:p text:style-name="P238">Auswurf Futter1</text:p>
      <text:p text:style-name="P239">WENN</text:p>
      <text:p text:style-name="P240">Kommando Auswurf Futter1</text:p>
      <text:p text:style-name="P241">DANN</text:p>
      <text:p text:style-name="P242"><text:tab/>Einschalten Motor1</text:p>
      <text:p text:style-name="P243"><text:tab/>WENN</text:p>
      <text:p text:style-name="Standard"><text:span text:style-name="T244">Endschalter Motor1 = false</text:span></text:p>
      <text:p text:style-name="P245">UND</text:p>
      <text:p text:style-name="P246">Motorlaufzeit &gt; Umdrehungszeit Motor1</text:p>
      <text:p text:style-name="P247">DANN</text:p>
      <text:p text:style-name="P248">Ausschalten Motor1</text:p>
      <text:p text:style-name="Standard"><text:span text:style-name="T249">Meldung Display: BlockadeMotor1</text:span></text:p>
      <text:p text:style-name="Standard"><text:span text:style-name="T250">Speichern Fehlermeldung (BlockadeMotor1=true)</text:span></text:p>
      <text:p text:style-name="P251">ELSE</text:p>
      <text:p text:style-name="P252"><text:tab/><text:tab/>WENN</text:p>
      <text:p text:style-name="P253">Endschalter Motor1 = true</text:p>
      <text:p text:style-name="P254">DANN</text:p>
      <text:p text:style-name="P255">Ausschalten Motor1</text:p>
      <text:p text:style-name="P256">ELSE</text:p>
      <text:p text:style-name="P257">Mache nichts</text:p>
      <text:p text:style-name="P258">ELSE</text:p>
      <text:p text:style-name="P259"><text:tab/>Mache nichts</text:p>
      <text:p text:style-name="P260"/>
      <text:p text:style-name="P261">Alle andern Tests sind analog umzusetzen</text:p>
      <text:p text:style-name="P262"/>
      <text:p text:style-name="P263">Auswurf Futter2</text:p>
      <text:p text:style-name="P264">Auswurf Futter3</text:p>
      <text:p text:style-name="P265">Auswurf Futter4</text:p>
      <text:p text:style-name="P266">Öffnen / Schließen Schieber1</text:p>
      <text:p text:style-name="P267">Öffnen / Schließen Schieber2</text:p>
      <text:p text:style-name="P268">Öffnen / Schließen Schieber3</text:p>
      <text:p text:style-name="P269">Öffnen / Schließen Schieber4</text:p>
      <text:p text:style-name="P270">Öffnen Selektionstor</text:p>
      <text:p text:style-name="P271">Transpondererkennung</text:p>
      <text:p text:style-name="P272"/>
      <text:p text:style-name="P273"/>
      <text:p text:style-name="P274"/>
      <text:soft-page-break/>
      <text:p text:style-name="P275"><text:span text:style-name="T276">Modul Betriebsdaten</text:span></text:p>
      <text:p text:style-name="P277"/>
      <text:p text:style-name="Standard"><text:span text:style-name="T278">Anzeige Alarmliste Heute</text:span></text:p>
      <text:p text:style-name="P279"/>
      <text:p text:style-name="P280">Je Pferd:</text:p>
      <text:p text:style-name="P281">WENN</text:p>
      <text:p text:style-name="Standard"><text:span text:style-name="T282">((Futter1Zuteilung + Futter2Zuteilung + Futter3 Zuteilung Futter4Zuteilung) / Verteilzeit x aufgelaufene Zykluszeit)) - (Futter1abgerufenHeute</text:span><text:span text:style-name="T283"><text:s/>+Futter2abgerufenHeute + Futter3abgerufenHeute +Futter4abgerufenHeute) &gt; ((Futter1Zuteilung + Futter2Zuteilung + Futter3 Zuteilung Futter4Zuteilung) / Verteilzeit x aufgelaufene Zykluszeit)) x Alarmschwelle /100</text:span></text:p>
      <text:p text:style-name="P284">ODER</text:p>
      <text:p text:style-name="Standard"><text:span text:style-name="T285">((Raufutterminuten1Zuteilung+ Raufutte</text:span><text:span text:style-name="T286">rminuten2Zuteilung) ) / Verteilzeit x aufgelaufene Zykluszeit)) - (Raufutterminuten1abgerufenHeute + Raufutterminuten2abgerufenHeute) &gt; ((Raufutterminuten1Zuteilung+ Raufutterminuten2Zuteilung) ) / Verteilzeit x aufgelaufene Zykluszeit)) x Alarmschwelle /1</text:span><text:span text:style-name="T287">00</text:span></text:p>
      <text:p text:style-name="P288">DANN</text:p>
      <text:p text:style-name="P289">Anzeige Pferdename</text:p>
      <text:p text:style-name="P290"/>
      <text:p text:style-name="P291"/>
      <text:p text:style-name="P292">Anzeige Alarmliste gestern</text:p>
      <text:p text:style-name="P293"/>
      <text:p text:style-name="P294">Je Pferd:</text:p>
      <text:p text:style-name="P295">WENN</text:p>
      <text:p text:style-name="P296">(Futter1Zuteilung + Futter2Zuteilung + Futter3 Zuteilung Futter4Zuteilung) - (Futter1abgerufenGestern +Futter2abgerufenGestern + Futter3abgerufenGestern +Futter4abgerufenGestern) &gt; (Futter1Zuteilung + Futter2Zuteilung + Futter3 Zuteilung Futter4Zuteilung) x Alarmschwelle /100</text:p>
      <text:p text:style-name="P297">ODER</text:p>
      <text:p text:style-name="Standard"><text:span text:style-name="T298">(Raufutterminuten1Zuteilung+ Raufutterminuten2Zuteilung) - (Raufutterminuten1abgerufenHeute + Raufutterminuten2abgerufenHeute) &gt; (Raufutterminuten1Zuteilung+<text:s/></text:span><text:span text:style-name="T299">Raufutterminuten2Zuteilung) x Alarmschwelle /100</text:span></text:p>
      <text:p text:style-name="P300">DANN</text:p>
      <text:p text:style-name="P301">Anzeige Pferdename</text:p>
      <text:p text:style-name="P302"/>
      <text:p text:style-name="P303"/>
      <text:p text:style-name="Standard"><text:span text:style-name="T304">Anzeige: Stand der Abrufe Heute Auswahl über Pferdenummer und Name</text:span></text:p>
      <text:p text:style-name="P305">Pferdenummer</text:p>
      <text:p text:style-name="P306">Pferdename</text:p>
      <text:p text:style-name="Standard"><text:span text:style-name="T307">Futter1abgerufenHeute</text:span></text:p>
      <text:p text:style-name="Standard"><text:span text:style-name="T308">Futter2abgerufenHeute</text:span></text:p>
      <text:p text:style-name="Standard"><text:span text:style-name="T309">Futter3abgerufenHeute</text:span></text:p>
      <text:p text:style-name="Standard"><text:span text:style-name="T310">Futter4abgerufenHeute</text:span></text:p>
      <text:p text:style-name="Standard"><text:span text:style-name="T311">Raufutterminuten1abgerufenHeute</text:span></text:p>
      <text:p text:style-name="Standard"><text:span text:style-name="T312">Raufutterminuten2abgerufenHeute</text:span></text:p>
      <text:p text:style-name="P313"/>
      <text:p text:style-name="P314"/>
      <text:p text:style-name="P315">Anzeige: Stand der Abrufe gestern Auswahl über Pferdenummer und Name</text:p>
      <text:p text:style-name="P316">Pferdenummer</text:p>
      <text:p text:style-name="P317">Pferdename</text:p>
      <text:soft-page-break/>
      <text:p text:style-name="Standard"><text:span text:style-name="T318">Futter1abgerufenHeute</text:span></text:p>
      <text:p text:style-name="Standard"><text:span text:style-name="T319">Futter2abgerufenHeute</text:span></text:p>
      <text:p text:style-name="Standard"><text:span text:style-name="T320">Futter3abgerufenHeute</text:span></text:p>
      <text:p text:style-name="Standard"><text:span text:style-name="T321">Futter4abgerufenHeute</text:span></text:p>
      <text:p text:style-name="Standard"><text:span text:style-name="T322">Raufutter</text:span><text:span text:style-name="T323">minuten1abgerufenHeute</text:span></text:p>
      <text:p text:style-name="Standard"><text:span text:style-name="T324">Raufutterminuten2abgerufenHeute</text:span></text:p>
      <text:p text:style-name="P325"/>
      <text:p text:style-name="P326"/>
      <text:p text:style-name="P327"/>
      <text:soft-page-break/>
      <text:p text:style-name="P328">Modul Kraftfutter</text:p>
      <text:p text:style-name="P329"/>
      <text:p text:style-name="P330">Besonderheit ist Futter 4. Dieses wird immer „zeitgleich“ zu einem anderen Futter gefüttert. Hier ist, wenn vorhanden, der Mineralfutterbehälter anzuschließen</text:p>
      <text:p text:style-name="Standard"><text:span text:style-name="T331">Abgelaufene Zyklusze</text:span><text:span text:style-name="T332">it ist gleich aktuelle Zeit – Zyklusstart <text:s/>Achtung! Tagesübergreifende Rechnung</text:span></text:p>
      <text:p text:style-name="P333"/>
      <text:p text:style-name="P334">Ausgangszustand: Station ist leer, Nachlaufsperre befindet sich in Stellung offen</text:p>
      <text:p text:style-name="P335"/>
      <text:p text:style-name="P336">WENN</text:p>
      <text:p text:style-name="P337">Pferd wird in Futterstand erkannt</text:p>
      <text:p text:style-name="P338">DANN</text:p>
      <text:p text:style-name="P339">Berechnen ob Pferd Anspruch auf Futter1hat:</text:p>
      <text:p text:style-name="P340">WENN</text:p>
      <text:p text:style-name="Standard"><text:span text:style-name="T341">Futter1Zuteilung / Verteilzeit x aufgelaufene Zykluszeit - Futter1abgerufenHeute &gt; Futter1Kalibierung</text:span></text:p>
      <text:p text:style-name="P342">UND</text:p>
      <text:p text:style-name="P343">MengeInAktuellerStunde+ Futter1Kalibierung &lt;<text:s/>MaximaleMengeH</text:p>
      <text:p text:style-name="P344">UND</text:p>
      <text:p text:style-name="P345">Uhrzeit- Futter1letzteZuteilung &gt; Verzoegerung</text:p>
      <text:p text:style-name="P346">UND</text:p>
      <text:p text:style-name="P347">Uhrzeit- Futter2letzteZuteilung &gt; Verzoegerung</text:p>
      <text:p text:style-name="P348">UND</text:p>
      <text:p text:style-name="P349">Uhrzeit- Futter3letzteZuteilung &gt; Verzoegerung</text:p>
      <text:p text:style-name="P350">DANN</text:p>
      <text:p text:style-name="P351">Schließen Nachlaufsperre</text:p>
      <text:p text:style-name="P352">Speichern Uhrzeit in Futter1letzteZuteilung</text:p>
      <text:p text:style-name="Standard"><text:span text:style-name="T353">Speichern Fut</text:span><text:span text:style-name="T354">ter1abgerufenHeute + Futter1Kalibierung in Futter1abgerufenHeute</text:span></text:p>
      <text:p text:style-name="P355">Speichern MengeInAktuellerStunde + Futter1Kalibierung in MengeInAktuellerStunde</text:p>
      <text:p text:style-name="P356">Anzeige Display Pferdename „Fütterung läuft“</text:p>
      <text:p text:style-name="P357">Auswurf Futter1</text:p>
      <text:p text:style-name="P358">Öffne Nachlaufsperre</text:p>
      <text:p text:style-name="P359"/>
      <text:p text:style-name="P360">DANN</text:p>
      <text:p text:style-name="P361">Berechnen ob Pferd<text:s/>Anspruch auf Futter2hat:</text:p>
      <text:p text:style-name="P362">WENN</text:p>
      <text:p text:style-name="Standard"><text:span text:style-name="T363">Futter2Zuteilung / Verteilzeit x aufgelaufene Zykluszeit – Futter2abgerufenHeute &gt; Futter2Kalibierung</text:span></text:p>
      <text:p text:style-name="P364">UND</text:p>
      <text:p text:style-name="P365">MengeInAktuellerStunde+ Futter2Kalibierung &lt; MaximaleMengeH</text:p>
      <text:p text:style-name="P366">UND</text:p>
      <text:p text:style-name="P367">Uhrzeit- Futter1letzteZuteilung &gt; Verzoegerung</text:p>
      <text:p text:style-name="P368">UND</text:p>
      <text:p text:style-name="P369">Uhrzeit- Futter2letzteZuteilung &gt; Verzoegerung</text:p>
      <text:p text:style-name="P370">UND</text:p>
      <text:p text:style-name="P371">Uhrzeit- Futter3letzteZuteilung &gt; Verzoegerung</text:p>
      <text:p text:style-name="P372">DANN</text:p>
      <text:p text:style-name="P373">Schließen Nachlaufsperre</text:p>
      <text:p text:style-name="P374">Speichern Uhrzeit in Futter2letzteZuteilung</text:p>
      <text:p text:style-name="Standard"><text:span text:style-name="T375">Speichern Futter2abgerufenHeute + Futter2Kalibierung in Futter2abgerufenHeute</text:span></text:p>
      <text:p text:style-name="P376">Speichern<text:s/>MengeInAktuellerStunde + Futter2Kalibierung in MengeInAktuellerStunde</text:p>
      <text:soft-page-break/>
      <text:p text:style-name="P377">Anzeige Display Pferdename „Fütterung läuft“</text:p>
      <text:p text:style-name="P378">Auswurf Futter2</text:p>
      <text:p text:style-name="P379">Öffne Nachlaufsperre</text:p>
      <text:p text:style-name="P380"/>
      <text:p text:style-name="P381">DANN</text:p>
      <text:p text:style-name="P382">Berechnen ob Pferd Anspruch auf Futter3hat:</text:p>
      <text:p text:style-name="P383">WENN</text:p>
      <text:p text:style-name="Standard"><text:span text:style-name="T384">Futter3Zuteilung / Verteilzeit x aufgelaufene Zyk</text:span><text:span text:style-name="T385">luszeit – Futter3abgerufenHeute &gt; Futter3Kalibierung</text:span></text:p>
      <text:p text:style-name="P386">UND</text:p>
      <text:p text:style-name="P387">MengeInAktuellerStunde+ Futter3Kalibierung &lt; MaximaleMengeH</text:p>
      <text:p text:style-name="P388">UND</text:p>
      <text:p text:style-name="P389">Uhrzeit- Futter1letzteZuteilung &gt; Verzoegerung</text:p>
      <text:p text:style-name="P390">UND</text:p>
      <text:p text:style-name="P391">Uhrzeit- Futter2letzteZuteilung &gt; Verzoegerung</text:p>
      <text:p text:style-name="P392">UND</text:p>
      <text:p text:style-name="P393">Uhrzeit- Futter3letzteZuteilung &gt;<text:s/>Verzoegerung</text:p>
      <text:p text:style-name="P394">DANN</text:p>
      <text:p text:style-name="P395">Schließen Nachlaufsperre</text:p>
      <text:p text:style-name="P396">Speichern Uhrzeit in Futter3letzteZuteilung</text:p>
      <text:p text:style-name="Standard"><text:span text:style-name="T397">Speichern Futter3abgerufenHeute + Futter3Kalibierung in Futter3abgerufenHeute</text:span></text:p>
      <text:p text:style-name="P398">Speichern MengeInAktuellerStunde + Futter3Kalibierung in MengeInAktuellerStunde</text:p>
      <text:p text:style-name="P399">Anzeige Display Pferdename „Fütterung läuft“</text:p>
      <text:p text:style-name="P400">Auswurf Futter3</text:p>
      <text:p text:style-name="P401">Öffne Nachlaufsperre</text:p>
      <text:p text:style-name="P402"/>
      <text:p text:style-name="P403">DANN</text:p>
      <text:p text:style-name="P404">Berechnen ob Pferd Anspruch auf Futter4hat:</text:p>
      <text:p text:style-name="P405">WENN</text:p>
      <text:p text:style-name="Standard"><text:span text:style-name="T406">Futter4Zuteilung / Verteilzeit x aufgelaufene Zykluszeit – Futter3abgerufenHeute &gt;</text:span><text:span text:style-name="T407"><text:s/>Futter4Kalibierung</text:span></text:p>
      <text:p text:style-name="P408">UND</text:p>
      <text:p text:style-name="P409">Uhrzeit- Futter1letzteZuteilung &lt; Verzoegerung</text:p>
      <text:p text:style-name="P410">ODER</text:p>
      <text:p text:style-name="P411">Uhrzeit- Futter2letzteZuteilung &lt; Verzoegerung</text:p>
      <text:p text:style-name="P412">ODER</text:p>
      <text:p text:style-name="P413">Uhrzeit- Futter3letzteZuteilung &lt; Verzoegerung</text:p>
      <text:p text:style-name="P414">DANN</text:p>
      <text:p text:style-name="P415">Schließen Nachlaufsperre</text:p>
      <text:p text:style-name="P416">Speichern Uhrzeit in Futter4letzteZuteilung</text:p>
      <text:p text:style-name="Standard"><text:span text:style-name="T417">Speiche</text:span><text:span text:style-name="T418">rn Futter4abgerufenHeute + Futter4Kalibierung in Futter4abgerufenHeute</text:span></text:p>
      <text:p text:style-name="P419">Anzeige Display Pferdename „Fütterung läuft“</text:p>
      <text:p text:style-name="P420">Auswurf Futter4</text:p>
      <text:p text:style-name="P421">Öffne Nachlaufsperre</text:p>
      <text:p text:style-name="P422"/>
      <text:p text:style-name="P423">ELSE</text:p>
      <text:p text:style-name="P424">Anzeige Display Pferdename „Kein Anspruch“</text:p>
      <text:p text:style-name="P425">WENN</text:p>
      <text:p text:style-name="P426">Nachlaufsperre Position unten</text:p>
      <text:p text:style-name="P427">DANN</text:p>
      <text:p text:style-name="P428">Öffne Nachlaufsperre</text:p>
      <text:p text:style-name="P429"/>
      <text:p text:style-name="P430"/>
      <text:p text:style-name="Standard"><text:span text:style-name="T431">Unterprogramm Öffne Nachlaufsperre (ist immer gleich!)</text:span></text:p>
      <text:p text:style-name="P432"/>
      <text:p text:style-name="P433">WENN</text:p>
      <text:p text:style-name="P434"/>
      <text:p text:style-name="P435">Keine Pferdeerkennung &gt; ZeitohneErkennung</text:p>
      <text:p text:style-name="P436">ODER</text:p>
      <text:p text:style-name="P437">Futter1letzteZuteilung &lt;Aktuelle Zeit - Schutzzeit</text:p>
      <text:p text:style-name="P438">UND</text:p>
      <text:p text:style-name="P439">Futter2letzteZuteilung &lt;Aktuelle Zeit - Schutzzeit</text:p>
      <text:p text:style-name="P440">UND</text:p>
      <text:p text:style-name="P441">Futter3letzteZuteilung &lt;Aktuelle Zeit - Schutzzeit</text:p>
      <text:p text:style-name="P442">UND</text:p>
      <text:p text:style-name="Standard"><text:span text:style-name="T443">Futter4letzteZuteilung &lt;Aktuelle Zeit – Schutzzeit</text:span></text:p>
      <text:p text:style-name="P444">UND</text:p>
      <text:p text:style-name="Standard"><text:span text:style-name="T445">Raufutterminuten1letzteZuteilung &lt;Aktuelle Zeit – Schutzzeit</text:span></text:p>
      <text:p text:style-name="P446">UND</text:p>
      <text:p text:style-name="Standard"><text:span text:style-name="T447">Raufutterminuten2letzteZuteilung &lt;Aktuelle Zeit – Schutzzeit</text:span></text:p>
      <text:p text:style-name="P448"/>
      <text:p text:style-name="P449">DANN</text:p>
      <text:p text:style-name="P450">Motor Nachlaufsperre Richtung auf</text:p>
      <text:p text:style-name="P451"/>
      <text:p text:style-name="P452">SONST</text:p>
      <text:p text:style-name="P453">Mache nichts</text:p>
      <text:p text:style-name="P454"/>
      <text:soft-page-break/>
      <text:p text:style-name="P455"><text:span text:style-name="T456">Modul Raufutterfütterung</text:span></text:p>
      <text:p text:style-name="P457"/>
      <text:p text:style-name="P458">Realisierung analog wenn Modul Kraftfutter fertig</text:p>
      <text:p text:style-name="P459"/>
      <text:p text:style-name="P460"/>
      <text:soft-page-break/>
      <text:p text:style-name="P461">Modul Selektionstor</text:p>
      <text:p text:style-name="P462"/>
      <text:p text:style-name="P463">Realisierung analog wenn Modul Raufutter fertig</text:p>
      <text:p text:style-name="P464"/>
      <text:p text:style-name="P465"/>
      <text:p text:style-name="P466"/>
      <text:p text:style-name="P4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imSun, 宋体" svg:font-family="SimSun, 宋体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, 宋体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Beschriftung1" style:display-name="Beschriftung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complex="Tahoma" fo:font-size="10pt" style:font-size-asian="10pt" style:font-size-complex="10pt" fo:hyphenate="false"/>
    </style:style>
    <style:style style:name="Formatvorlage1" style:display-name="Formatvorlage1" style:family="paragraph" style:parent-style-name="Standard" style:default-outline-level="1">
      <style:text-properties style:font-name="Arial" style:font-name-complex="Arial" fo:font-weight="bold" style:font-weight-asian="bold" fo:hyphenate="false"/>
    </style:style>
    <style:style style:name="Überschrift1" style:display-name="Überschrift1" style:family="paragraph" style:parent-style-name="Standard">
      <style:text-properties style:font-name="Arial" style:font-name-complex="Arial" fo:font-weight="bold" style:font-weight-asian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Absatz-Standardschriftart1" style:display-name="Absatz-Standardschriftart1" style:family="text"/>
    <style:style style:name="WW_CharLFO1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grammdefinitionen Fütterungselektronik</dc:title>
    <meta:initial-creator>k020139</meta:initial-creator>
    <dc:creator>Kalle</dc:creator>
    <meta:creation-date>2010-09-22T15:31:00Z</meta:creation-date>
    <dc:date>2016-03-12T19:21:00Z</dc:date>
    <meta:template xlink:href="Normal.dotm" xlink:type="simple"/>
    <meta:editing-cycles>34</meta:editing-cycles>
    <meta:editing-duration>PT0S</meta:editing-duration>
    <meta:document-statistic meta:page-count="13" meta:paragraph-count="24" meta:word-count="1681" meta:character-count="12250" meta:row-count="88" meta:non-whitespace-character-count="10593"/>
  </office:meta>
</office:document-meta>
</file>